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30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formula="of:=VLOOKUP([.D1];[$premia.$A$1:.$B$13];2;0)" office:value-type="float" office:value="0.08" calcext:value-type="float">
            <text:p>0,08</text:p>
          </table:table-cell>
          <table:table-cell table:formula="of:=VLOOKUP([.D1];[$premia.$A$1:.$B$13];2;0)*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$premia.$A$1:.$B$13];2;0)" office:value-type="float" office:value="0.05" calcext:value-type="float">
            <text:p>0,05</text:p>
          </table:table-cell>
          <table:table-cell table:formula="of:=VLOOKUP([.D2];[$premia.$A$1:.$B$13];2;0)*[.F2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$premia.$A$1:.$B$13];2;0)" office:value-type="float" office:value="0.1" calcext:value-type="float">
            <text:p>0,1</text:p>
          </table:table-cell>
          <table:table-cell table:formula="of:=VLOOKUP([.D3];[$premia.$A$1:.$B$13];2;0)*[.F3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$premia.$A$1:.$B$13];2;0)" office:value-type="float" office:value="0.1" calcext:value-type="float">
            <text:p>0,1</text:p>
          </table:table-cell>
          <table:table-cell table:formula="of:=VLOOKUP([.D4];[$premia.$A$1:.$B$13];2;0)*[.F4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$premia.$A$1:.$B$13];2;0)" office:value-type="float" office:value="0.1" calcext:value-type="float">
            <text:p>0,1</text:p>
          </table:table-cell>
          <table:table-cell table:formula="of:=VLOOKUP([.D5];[$premia.$A$1:.$B$13];2;0)*[.F5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$premia.$A$1:.$B$13];2;0)" office:value-type="float" office:value="0.05" calcext:value-type="float">
            <text:p>0,05</text:p>
          </table:table-cell>
          <table:table-cell table:formula="of:=VLOOKUP([.D6];[$premia.$A$1:.$B$13];2;0)*[.F6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$premia.$A$1:.$B$13];2;0)" office:value-type="float" office:value="0.05" calcext:value-type="float">
            <text:p>0,05</text:p>
          </table:table-cell>
          <table:table-cell table:formula="of:=VLOOKUP([.D7];[$premia.$A$1:.$B$13];2;0)*[.F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$premia.$A$1:.$B$13];2;0)" office:value-type="float" office:value="0.05" calcext:value-type="float">
            <text:p>0,05</text:p>
          </table:table-cell>
          <table:table-cell table:formula="of:=VLOOKUP([.D8];[$premia.$A$1:.$B$13];2;0)*[.F8]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$premia.$A$1:.$B$13];2;0)" office:value-type="float" office:value="0.05" calcext:value-type="float">
            <text:p>0,05</text:p>
          </table:table-cell>
          <table:table-cell table:formula="of:=VLOOKUP([.D9];[$premia.$A$1:.$B$13];2;0)*[.F9]" office:value-type="float" office:value="69.5" calcext:value-type="float">
            <text:p>69,5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$premia.$A$1:.$B$13];2;0)" office:value-type="float" office:value="0.05" calcext:value-type="float">
            <text:p>0,05</text:p>
          </table:table-cell>
          <table:table-cell table:formula="of:=VLOOKUP([.D10];[$premia.$A$1:.$B$13];2;0)*[.F10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$premia.$A$1:.$B$13];2;0)" office:value-type="float" office:value="0.05" calcext:value-type="float">
            <text:p>0,05</text:p>
          </table:table-cell>
          <table:table-cell table:formula="of:=VLOOKUP([.D11];[$premia.$A$1:.$B$13];2;0)*[.F11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$premia.$A$1:.$B$13];2;0)" office:value-type="float" office:value="0.05" calcext:value-type="float">
            <text:p>0,05</text:p>
          </table:table-cell>
          <table:table-cell table:formula="of:=VLOOKUP([.D12];[$premia.$A$1:.$B$13];2;0)*[.F12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$premia.$A$1:.$B$13];2;0)" office:value-type="float" office:value="0.13" calcext:value-type="float">
            <text:p>0,13</text:p>
          </table:table-cell>
          <table:table-cell table:formula="of:=VLOOKUP([.D13];[$premia.$A$1:.$B$13];2;0)*[.F13]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$premia.$A$1:.$B$13];2;0)" office:value-type="float" office:value="0.08" calcext:value-type="float">
            <text:p>0,08</text:p>
          </table:table-cell>
          <table:table-cell table:formula="of:=VLOOKUP([.D14];[$premia.$A$1:.$B$13];2;0)*[.F14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$premia.$A$1:.$B$13];2;0)" office:value-type="float" office:value="0.13" calcext:value-type="float">
            <text:p>0,13</text:p>
          </table:table-cell>
          <table:table-cell table:formula="of:=VLOOKUP([.D15];[$premia.$A$1:.$B$13];2;0)*[.F15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$premia.$A$1:.$B$13];2;0)" office:value-type="float" office:value="0.05" calcext:value-type="float">
            <text:p>0,05</text:p>
          </table:table-cell>
          <table:table-cell table:formula="of:=VLOOKUP([.D16];[$premia.$A$1:.$B$13];2;0)*[.F16]" office:value-type="float" office:value="70.5" calcext:value-type="float">
            <text:p>70,5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$premia.$A$1:.$B$13];2;0)" office:value-type="float" office:value="0.13" calcext:value-type="float">
            <text:p>0,13</text:p>
          </table:table-cell>
          <table:table-cell table:formula="of:=VLOOKUP([.D17];[$premia.$A$1:.$B$13];2;0)*[.F17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$premia.$A$1:.$B$13];2;0)" office:value-type="float" office:value="0.13" calcext:value-type="float">
            <text:p>0,13</text:p>
          </table:table-cell>
          <table:table-cell table:formula="of:=VLOOKUP([.D18];[$premia.$A$1:.$B$13];2;0)*[.F18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$premia.$A$1:.$B$13];2;0)" office:value-type="float" office:value="0.13" calcext:value-type="float">
            <text:p>0,13</text:p>
          </table:table-cell>
          <table:table-cell table:formula="of:=VLOOKUP([.D19];[$premia.$A$1:.$B$13];2;0)*[.F19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$premia.$A$1:.$B$13];2;0)" office:value-type="float" office:value="0.13" calcext:value-type="float">
            <text:p>0,13</text:p>
          </table:table-cell>
          <table:table-cell table:formula="of:=VLOOKUP([.D20];[$premia.$A$1:.$B$13];2;0)*[.F20]" office:value-type="float" office:value="171.6" calcext:value-type="float">
            <text:p>171,6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$premia.$A$1:.$B$13];2;0)" office:value-type="float" office:value="0.1" calcext:value-type="float">
            <text:p>0,1</text:p>
          </table:table-cell>
          <table:table-cell table:formula="of:=VLOOKUP([.D21];[$premia.$A$1:.$B$13];2;0)*[.F21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$premia.$A$1:.$B$13];2;0)" office:value-type="float" office:value="0.2" calcext:value-type="float">
            <text:p>0,2</text:p>
          </table:table-cell>
          <table:table-cell table:formula="of:=VLOOKUP([.D22];[$premia.$A$1:.$B$13];2;0)*[.F22]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$premia.$A$1:.$B$13];2;0)" office:value-type="float" office:value="0.05" calcext:value-type="float">
            <text:p>0,05</text:p>
          </table:table-cell>
          <table:table-cell table:formula="of:=VLOOKUP([.D23];[$premia.$A$1:.$B$13];2;0)*[.F2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$premia.$A$1:.$B$13];2;0)" office:value-type="float" office:value="0.1" calcext:value-type="float">
            <text:p>0,1</text:p>
          </table:table-cell>
          <table:table-cell table:formula="of:=VLOOKUP([.D24];[$premia.$A$1:.$B$13];2;0)*[.F24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$premia.$A$1:.$B$13];2;0)" office:value-type="float" office:value="0.13" calcext:value-type="float">
            <text:p>0,13</text:p>
          </table:table-cell>
          <table:table-cell table:formula="of:=VLOOKUP([.D25];[$premia.$A$1:.$B$13];2;0)*[.F25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$premia.$A$1:.$B$13];2;0)" office:value-type="float" office:value="0.06" calcext:value-type="float">
            <text:p>0,06</text:p>
          </table:table-cell>
          <table:table-cell table:formula="of:=VLOOKUP([.D26];[$premia.$A$1:.$B$13];2;0)*[.F2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$premia.$A$1:.$B$13];2;0)" office:value-type="float" office:value="0.18" calcext:value-type="float">
            <text:p>0,18</text:p>
          </table:table-cell>
          <table:table-cell table:formula="of:=VLOOKUP([.D27];[$premia.$A$1:.$B$13];2;0)*[.F27]" office:value-type="float" office:value="271.8" calcext:value-type="float">
            <text:p>271,8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$premia.$A$1:.$B$13];2;0)" office:value-type="float" office:value="0.08" calcext:value-type="float">
            <text:p>0,08</text:p>
          </table:table-cell>
          <table:table-cell table:formula="of:=VLOOKUP([.D28];[$premia.$A$1:.$B$13];2;0)*[.F28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$premia.$A$1:.$B$13];2;0)" office:value-type="float" office:value="0.1" calcext:value-type="float">
            <text:p>0,1</text:p>
          </table:table-cell>
          <table:table-cell table:formula="of:=VLOOKUP([.D29];[$premia.$A$1:.$B$13];2;0)*[.F29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$premia.$A$1:.$B$13];2;0)" office:value-type="float" office:value="0.05" calcext:value-type="float">
            <text:p>0,05</text:p>
          </table:table-cell>
          <table:table-cell table:formula="of:=VLOOKUP([.D30];[$premia.$A$1:.$B$13];2;0)*[.F30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$premia.$A$1:.$B$13];2;0)" office:value-type="float" office:value="0.05" calcext:value-type="float">
            <text:p>0,05</text:p>
          </table:table-cell>
          <table:table-cell table:formula="of:=VLOOKUP([.D31];[$premia.$A$1:.$B$13];2;0)*[.F31]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$premia.$A$1:.$B$13];2;0)" office:value-type="float" office:value="0.13" calcext:value-type="float">
            <text:p>0,13</text:p>
          </table:table-cell>
          <table:table-cell table:formula="of:=VLOOKUP([.D32];[$premia.$A$1:.$B$13];2;0)*[.F3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$premia.$A$1:.$B$13];2;0)" office:value-type="float" office:value="0.13" calcext:value-type="float">
            <text:p>0,13</text:p>
          </table:table-cell>
          <table:table-cell table:formula="of:=VLOOKUP([.D33];[$premia.$A$1:.$B$13];2;0)*[.F33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$premia.$A$1:.$B$13];2;0)" office:value-type="float" office:value="0.13" calcext:value-type="float">
            <text:p>0,13</text:p>
          </table:table-cell>
          <table:table-cell table:formula="of:=VLOOKUP([.D34];[$premia.$A$1:.$B$13];2;0)*[.F34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$premia.$A$1:.$B$13];2;0)" office:value-type="float" office:value="0.13" calcext:value-type="float">
            <text:p>0,13</text:p>
          </table:table-cell>
          <table:table-cell table:formula="of:=VLOOKUP([.D35];[$premia.$A$1:.$B$13];2;0)*[.F35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$premia.$A$1:.$B$13];2;0)" office:value-type="float" office:value="0.13" calcext:value-type="float">
            <text:p>0,13</text:p>
          </table:table-cell>
          <table:table-cell table:formula="of:=VLOOKUP([.D36];[$premia.$A$1:.$B$13];2;0)*[.F36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$premia.$A$1:.$B$13];2;0)" office:value-type="float" office:value="0.05" calcext:value-type="float">
            <text:p>0,05</text:p>
          </table:table-cell>
          <table:table-cell table:formula="of:=VLOOKUP([.D37];[$premia.$A$1:.$B$13];2;0)*[.F37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$premia.$A$1:.$B$13];2;0)" office:value-type="float" office:value="0.05" calcext:value-type="float">
            <text:p>0,05</text:p>
          </table:table-cell>
          <table:table-cell table:formula="of:=VLOOKUP([.D38];[$premia.$A$1:.$B$13];2;0)*[.F38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$premia.$A$1:.$B$13];2;0)" office:value-type="float" office:value="0.05" calcext:value-type="float">
            <text:p>0,05</text:p>
          </table:table-cell>
          <table:table-cell table:formula="of:=VLOOKUP([.D39];[$premia.$A$1:.$B$13];2;0)*[.F39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$premia.$A$1:.$B$13];2;0)" office:value-type="float" office:value="0.05" calcext:value-type="float">
            <text:p>0,05</text:p>
          </table:table-cell>
          <table:table-cell table:formula="of:=VLOOKUP([.D40];[$premia.$A$1:.$B$13];2;0)*[.F40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$premia.$A$1:.$B$13];2;0)" office:value-type="float" office:value="0.05" calcext:value-type="float">
            <text:p>0,05</text:p>
          </table:table-cell>
          <table:table-cell table:formula="of:=VLOOKUP([.D41];[$premia.$A$1:.$B$13];2;0)*[.F41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$premia.$A$1:.$B$13];2;0)" office:value-type="float" office:value="0.1" calcext:value-type="float">
            <text:p>0,1</text:p>
          </table:table-cell>
          <table:table-cell table:formula="of:=VLOOKUP([.D42];[$premia.$A$1:.$B$13];2;0)*[.F42]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$premia.$A$1:.$B$13];2;0)" office:value-type="float" office:value="0.06" calcext:value-type="float">
            <text:p>0,06</text:p>
          </table:table-cell>
          <table:table-cell table:formula="of:=VLOOKUP([.D43];[$premia.$A$1:.$B$13];2;0)*[.F43]" office:value-type="float" office:value="85.2" calcext:value-type="float">
            <text:p>85,2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$premia.$A$1:.$B$13];2;0)" office:value-type="float" office:value="0.13" calcext:value-type="float">
            <text:p>0,13</text:p>
          </table:table-cell>
          <table:table-cell table:formula="of:=VLOOKUP([.D44];[$premia.$A$1:.$B$13];2;0)*[.F44]" office:value-type="float" office:value="192.4" calcext:value-type="float">
            <text:p>192,4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$premia.$A$1:.$B$13];2;0)" office:value-type="float" office:value="0.1" calcext:value-type="float">
            <text:p>0,1</text:p>
          </table:table-cell>
          <table:table-cell table:formula="of:=VLOOKUP([.D45];[$premia.$A$1:.$B$13];2;0)*[.F45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$premia.$A$1:.$B$13];2;0)" office:value-type="float" office:value="0.13" calcext:value-type="float">
            <text:p>0,13</text:p>
          </table:table-cell>
          <table:table-cell table:formula="of:=VLOOKUP([.D46];[$premia.$A$1:.$B$13];2;0)*[.F46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$premia.$A$1:.$B$13];2;0)" office:value-type="float" office:value="0.13" calcext:value-type="float">
            <text:p>0,13</text:p>
          </table:table-cell>
          <table:table-cell table:formula="of:=VLOOKUP([.D47];[$premia.$A$1:.$B$13];2;0)*[.F47]" office:value-type="float" office:value="180.7" calcext:value-type="float">
            <text:p>180,7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$premia.$A$1:.$B$13];2;0)" office:value-type="float" office:value="0.06" calcext:value-type="float">
            <text:p>0,06</text:p>
          </table:table-cell>
          <table:table-cell table:formula="of:=VLOOKUP([.D48];[$premia.$A$1:.$B$13];2;0)*[.F4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$premia.$A$1:.$B$13];2;0)" office:value-type="float" office:value="0.07" calcext:value-type="float">
            <text:p>0,07</text:p>
          </table:table-cell>
          <table:table-cell table:formula="of:=VLOOKUP([.D49];[$premia.$A$1:.$B$13];2;0)*[.F49]" office:value-type="float" office:value="86.1" calcext:value-type="float">
            <text:p>86,1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$premia.$A$1:.$B$13];2;0)" office:value-type="float" office:value="0.06" calcext:value-type="float">
            <text:p>0,06</text:p>
          </table:table-cell>
          <table:table-cell table:formula="of:=VLOOKUP([.D50];[$premia.$A$1:.$B$13];2;0)*[.F50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$premia.$A$1:.$B$13];2;0)" office:value-type="float" office:value="0.06" calcext:value-type="float">
            <text:p>0,06</text:p>
          </table:table-cell>
          <table:table-cell table:formula="of:=VLOOKUP([.D51];[$premia.$A$1:.$B$13];2;0)*[.F51]" office:value-type="float" office:value="84.6" calcext:value-type="float">
            <text:p>84,6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$premia.$A$1:.$B$13];2;0)" office:value-type="float" office:value="0.06" calcext:value-type="float">
            <text:p>0,06</text:p>
          </table:table-cell>
          <table:table-cell table:formula="of:=VLOOKUP([.D52];[$premia.$A$1:.$B$13];2;0)*[.F52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$premia.$A$1:.$B$13];2;0)" office:value-type="float" office:value="0.06" calcext:value-type="float">
            <text:p>0,06</text:p>
          </table:table-cell>
          <table:table-cell table:formula="of:=VLOOKUP([.D53];[$premia.$A$1:.$B$13];2;0)*[.F53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$premia.$A$1:.$B$13];2;0)" office:value-type="float" office:value="0.06" calcext:value-type="float">
            <text:p>0,06</text:p>
          </table:table-cell>
          <table:table-cell table:formula="of:=VLOOKUP([.D54];[$premia.$A$1:.$B$13];2;0)*[.F54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$premia.$A$1:.$B$13];2;0)" office:value-type="float" office:value="0.07" calcext:value-type="float">
            <text:p>0,07</text:p>
          </table:table-cell>
          <table:table-cell table:formula="of:=VLOOKUP([.D55];[$premia.$A$1:.$B$13];2;0)*[.F55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$premia.$A$1:.$B$13];2;0)" office:value-type="float" office:value="0.06" calcext:value-type="float">
            <text:p>0,06</text:p>
          </table:table-cell>
          <table:table-cell table:formula="of:=VLOOKUP([.D56];[$premia.$A$1:.$B$13];2;0)*[.F56]" office:value-type="float" office:value="82.2" calcext:value-type="float">
            <text:p>82,2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$premia.$A$1:.$B$13];2;0)" office:value-type="float" office:value="0.05" calcext:value-type="float">
            <text:p>0,05</text:p>
          </table:table-cell>
          <table:table-cell table:formula="of:=VLOOKUP([.D57];[$premia.$A$1:.$B$13];2;0)*[.F5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$premia.$A$1:.$B$13];2;0)" office:value-type="float" office:value="0.07" calcext:value-type="float">
            <text:p>0,07</text:p>
          </table:table-cell>
          <table:table-cell table:formula="of:=VLOOKUP([.D58];[$premia.$A$1:.$B$13];2;0)*[.F58]" office:value-type="float" office:value="78.4" calcext:value-type="float">
            <text:p>78,4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$premia.$A$1:.$B$13];2;0)" office:value-type="float" office:value="0.13" calcext:value-type="float">
            <text:p>0,13</text:p>
          </table:table-cell>
          <table:table-cell table:formula="of:=VLOOKUP([.D59];[$premia.$A$1:.$B$13];2;0)*[.F59]" office:value-type="float" office:value="176.8" calcext:value-type="float">
            <text:p>176,8</text:p>
          </table:table-cell>
        </table:table-row>
        <table:table-row table:style-name="ro1">
          <table:table-cell table:style-name="ce3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$premia.$A$1:.$B$13];2;0)" office:value-type="float" office:value="0.18" calcext:value-type="float">
            <text:p>0,18</text:p>
          </table:table-cell>
          <table:table-cell table:formula="of:=VLOOKUP([.D60];[$premia.$A$1:.$B$13];2;0)*[.F60]" office:value-type="float" office:value="334.8" calcext:value-type="float">
            <text:p>334,8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$premia.$A$1:.$B$13];2;0)" office:value-type="float" office:value="0.06" calcext:value-type="float">
            <text:p>0,06</text:p>
          </table:table-cell>
          <table:table-cell table:formula="of:=VLOOKUP([.D61];[$premia.$A$1:.$B$13];2;0)*[.F61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$premia.$A$1:.$B$13];2;0)" office:value-type="float" office:value="0.06" calcext:value-type="float">
            <text:p>0,06</text:p>
          </table:table-cell>
          <table:table-cell table:formula="of:=VLOOKUP([.D62];[$premia.$A$1:.$B$13];2;0)*[.F62]" office:value-type="float" office:value="78" calcext:value-type="float">
            <text:p>78</text:p>
          </table:table-cell>
        </table:table-row>
        <table:table-row table:style-name="ro1">
          <table:table-cell table:style-name="ce3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$premia.$A$1:.$B$13];2;0)" office:value-type="float" office:value="0.18" calcext:value-type="float">
            <text:p>0,18</text:p>
          </table:table-cell>
          <table:table-cell table:formula="of:=VLOOKUP([.D63];[$premia.$A$1:.$B$13];2;0)*[.F63]" office:value-type="float" office:value="334.8" calcext:value-type="float">
            <text:p>334,8</text:p>
          </table:table-cell>
        </table:table-row>
        <table:table-row table:style-name="ro1">
          <table:table-cell table:style-name="ce3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$premia.$A$1:.$B$13];2;0)" office:value-type="float" office:value="0.18" calcext:value-type="float">
            <text:p>0,18</text:p>
          </table:table-cell>
          <table:table-cell table:formula="of:=VLOOKUP([.D64];[$premia.$A$1:.$B$13];2;0)*[.F64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$premia.$A$1:.$B$13];2;0)" office:value-type="float" office:value="0.13" calcext:value-type="float">
            <text:p>0,13</text:p>
          </table:table-cell>
          <table:table-cell table:formula="of:=VLOOKUP([.D65];[$premia.$A$1:.$B$13];2;0)*[.F65]" office:value-type="float" office:value="163.8" calcext:value-type="float">
            <text:p>163,8</text:p>
          </table:table-cell>
        </table:table-row>
        <table:table-row table:style-name="ro1">
          <table:table-cell table:style-name="ce3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$premia.$A$1:.$B$13];2;0)" office:value-type="float" office:value="0.18" calcext:value-type="float">
            <text:p>0,18</text:p>
          </table:table-cell>
          <table:table-cell table:formula="of:=VLOOKUP([.D66];[$premia.$A$1:.$B$13];2;0)*[.F66]" office:value-type="float" office:value="349.2" calcext:value-type="float">
            <text:p>349,2</text:p>
          </table:table-cell>
        </table:table-row>
        <table:table-row table:style-name="ro1">
          <table:table-cell table:style-name="ce3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$premia.$A$1:.$B$13];2;0)" office:value-type="float" office:value="0.18" calcext:value-type="float">
            <text:p>0,18</text:p>
          </table:table-cell>
          <table:table-cell table:formula="of:=VLOOKUP([.D67];[$premia.$A$1:.$B$13];2;0)*[.F67]" office:value-type="float" office:value="318.6" calcext:value-type="float">
            <text:p>318,6</text:p>
          </table:table-cell>
        </table:table-row>
        <table:table-row table:style-name="ro1">
          <table:table-cell table:style-name="ce3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$premia.$A$1:.$B$13];2;0)" office:value-type="float" office:value="0.18" calcext:value-type="float">
            <text:p>0,18</text:p>
          </table:table-cell>
          <table:table-cell table:formula="of:=VLOOKUP([.D68];[$premia.$A$1:.$B$13];2;0)*[.F68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$premia.$A$1:.$B$13];2;0)" office:value-type="float" office:value="0.06" calcext:value-type="float">
            <text:p>0,06</text:p>
          </table:table-cell>
          <table:table-cell table:formula="of:=VLOOKUP([.D69];[$premia.$A$1:.$B$13];2;0)*[.F69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$premia.$A$1:.$B$13];2;0)" office:value-type="float" office:value="0.05" calcext:value-type="float">
            <text:p>0,05</text:p>
          </table:table-cell>
          <table:table-cell table:formula="of:=VLOOKUP([.D70];[$premia.$A$1:.$B$13];2;0)*[.F70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$premia.$A$1:.$B$13];2;0)" office:value-type="float" office:value="0.05" calcext:value-type="float">
            <text:p>0,05</text:p>
          </table:table-cell>
          <table:table-cell table:formula="of:=VLOOKUP([.D71];[$premia.$A$1:.$B$13];2;0)*[.F71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$premia.$A$1:.$B$13];2;0)" office:value-type="float" office:value="0.07" calcext:value-type="float">
            <text:p>0,07</text:p>
          </table:table-cell>
          <table:table-cell table:formula="of:=VLOOKUP([.D72];[$premia.$A$1:.$B$13];2;0)*[.F72]" office:value-type="float" office:value="94.5" calcext:value-type="float">
            <text:p>94,5</text:p>
          </table:table-cell>
        </table:table-row>
        <table:table-row table:style-name="ro1">
          <table:table-cell table:style-name="ce3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$premia.$A$1:.$B$13];2;0)" office:value-type="float" office:value="0.18" calcext:value-type="float">
            <text:p>0,18</text:p>
          </table:table-cell>
          <table:table-cell table:formula="of:=VLOOKUP([.D73];[$premia.$A$1:.$B$13];2;0)*[.F73]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$premia.$A$1:.$B$13];2;0)" office:value-type="float" office:value="0.06" calcext:value-type="float">
            <text:p>0,06</text:p>
          </table:table-cell>
          <table:table-cell table:formula="of:=VLOOKUP([.D74];[$premia.$A$1:.$B$13];2;0)*[.F74]" office:value-type="float" office:value="83.4" calcext:value-type="float">
            <text:p>83,4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$premia.$A$1:.$B$13];2;0)" office:value-type="float" office:value="0.06" calcext:value-type="float">
            <text:p>0,06</text:p>
          </table:table-cell>
          <table:table-cell table:formula="of:=VLOOKUP([.D75];[$premia.$A$1:.$B$13];2;0)*[.F75]" office:value-type="float" office:value="60.6" calcext:value-type="float">
            <text:p>60,6</text:p>
          </table:table-cell>
        </table:table-row>
        <table:table-row table:style-name="ro1">
          <table:table-cell table:style-name="ce3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$premia.$A$1:.$B$13];2;0)" office:value-type="float" office:value="0.18" calcext:value-type="float">
            <text:p>0,18</text:p>
          </table:table-cell>
          <table:table-cell table:formula="of:=VLOOKUP([.D76];[$premia.$A$1:.$B$13];2;0)*[.F76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$premia.$A$1:.$B$13];2;0)" office:value-type="float" office:value="0.08" calcext:value-type="float">
            <text:p>0,08</text:p>
          </table:table-cell>
          <table:table-cell table:formula="of:=VLOOKUP([.D77];[$premia.$A$1:.$B$13];2;0)*[.F77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$premia.$A$1:.$B$13];2;0)" office:value-type="float" office:value="0.13" calcext:value-type="float">
            <text:p>0,13</text:p>
          </table:table-cell>
          <table:table-cell table:formula="of:=VLOOKUP([.D78];[$premia.$A$1:.$B$13];2;0)*[.F78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$premia.$A$1:.$B$13];2;0)" office:value-type="float" office:value="0.13" calcext:value-type="float">
            <text:p>0,13</text:p>
          </table:table-cell>
          <table:table-cell table:formula="of:=VLOOKUP([.D79];[$premia.$A$1:.$B$13];2;0)*[.F79]" office:value-type="float" office:value="165.1" calcext:value-type="float">
            <text:p>165,1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$premia.$A$1:.$B$13];2;0)" office:value-type="float" office:value="0.18" calcext:value-type="float">
            <text:p>0,18</text:p>
          </table:table-cell>
          <table:table-cell table:formula="of:=VLOOKUP([.D80];[$premia.$A$1:.$B$13];2;0)*[.F80]" office:value-type="float" office:value="239.4" calcext:value-type="float">
            <text:p>239,4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$premia.$A$1:.$B$13];2;0)" office:value-type="float" office:value="0.13" calcext:value-type="float">
            <text:p>0,13</text:p>
          </table:table-cell>
          <table:table-cell table:formula="of:=VLOOKUP([.D81];[$premia.$A$1:.$B$13];2;0)*[.F81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$premia.$A$1:.$B$13];2;0)" office:value-type="float" office:value="0.07" calcext:value-type="float">
            <text:p>0,07</text:p>
          </table:table-cell>
          <table:table-cell table:formula="of:=VLOOKUP([.D82];[$premia.$A$1:.$B$13];2;0)*[.F82]" office:value-type="float" office:value="93.1" calcext:value-type="float">
            <text:p>93,1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$premia.$A$1:.$B$13];2;0)" office:value-type="float" office:value="0.07" calcext:value-type="float">
            <text:p>0,07</text:p>
          </table:table-cell>
          <table:table-cell table:formula="of:=VLOOKUP([.D83];[$premia.$A$1:.$B$13];2;0)*[.F83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$premia.$A$1:.$B$13];2;0)" office:value-type="float" office:value="0.06" calcext:value-type="float">
            <text:p>0,06</text:p>
          </table:table-cell>
          <table:table-cell table:formula="of:=VLOOKUP([.D84];[$premia.$A$1:.$B$13];2;0)*[.F84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$premia.$A$1:.$B$13];2;0)" office:value-type="float" office:value="0.1" calcext:value-type="float">
            <text:p>0,1</text:p>
          </table:table-cell>
          <table:table-cell table:formula="of:=VLOOKUP([.D85];[$premia.$A$1:.$B$13];2;0)*[.F85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$premia.$A$1:.$B$13];2;0)" office:value-type="float" office:value="0.18" calcext:value-type="float">
            <text:p>0,18</text:p>
          </table:table-cell>
          <table:table-cell table:formula="of:=VLOOKUP([.D86];[$premia.$A$1:.$B$13];2;0)*[.F86]" office:value-type="float" office:value="277.2" calcext:value-type="float">
            <text:p>277,2</text:p>
          </table:table-cell>
        </table:table-row>
        <table:table-row table:style-name="ro1">
          <table:table-cell table:style-name="ce3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$premia.$A$1:.$B$13];2;0)" office:value-type="float" office:value="0.18" calcext:value-type="float">
            <text:p>0,18</text:p>
          </table:table-cell>
          <table:table-cell table:formula="of:=VLOOKUP([.D87];[$premia.$A$1:.$B$13];2;0)*[.F87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$premia.$A$1:.$B$13];2;0)" office:value-type="float" office:value="0.06" calcext:value-type="float">
            <text:p>0,06</text:p>
          </table:table-cell>
          <table:table-cell table:formula="of:=VLOOKUP([.D88];[$premia.$A$1:.$B$13];2;0)*[.F8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$premia.$A$1:.$B$13];2;0)" office:value-type="float" office:value="0.06" calcext:value-type="float">
            <text:p>0,06</text:p>
          </table:table-cell>
          <table:table-cell table:formula="of:=VLOOKUP([.D89];[$premia.$A$1:.$B$13];2;0)*[.F89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$premia.$A$1:.$B$13];2;0)" office:value-type="float" office:value="0.06" calcext:value-type="float">
            <text:p>0,06</text:p>
          </table:table-cell>
          <table:table-cell table:formula="of:=VLOOKUP([.D90];[$premia.$A$1:.$B$13];2;0)*[.F90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$premia.$A$1:.$B$13];2;0)" office:value-type="float" office:value="0.13" calcext:value-type="float">
            <text:p>0,13</text:p>
          </table:table-cell>
          <table:table-cell table:formula="of:=VLOOKUP([.D91];[$premia.$A$1:.$B$13];2;0)*[.F91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$premia.$A$1:.$B$13];2;0)" office:value-type="float" office:value="0.13" calcext:value-type="float">
            <text:p>0,13</text:p>
          </table:table-cell>
          <table:table-cell table:formula="of:=VLOOKUP([.D92];[$premia.$A$1:.$B$13];2;0)*[.F92]" office:value-type="float" office:value="167.7" calcext:value-type="float">
            <text:p>167,7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$premia.$A$1:.$B$13];2;0)" office:value-type="float" office:value="0.07" calcext:value-type="float">
            <text:p>0,07</text:p>
          </table:table-cell>
          <table:table-cell table:formula="of:=VLOOKUP([.D93];[$premia.$A$1:.$B$13];2;0)*[.F93]" office:value-type="float" office:value="93.8" calcext:value-type="float">
            <text:p>93,8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$premia.$A$1:.$B$13];2;0)" office:value-type="float" office:value="0.07" calcext:value-type="float">
            <text:p>0,07</text:p>
          </table:table-cell>
          <table:table-cell table:formula="of:=VLOOKUP([.D94];[$premia.$A$1:.$B$13];2;0)*[.F94]" office:value-type="float" office:value="92.4" calcext:value-type="float">
            <text:p>92,4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$premia.$A$1:.$B$13];2;0)" office:value-type="float" office:value="0.1" calcext:value-type="float">
            <text:p>0,1</text:p>
          </table:table-cell>
          <table:table-cell table:formula="of:=VLOOKUP([.D95];[$premia.$A$1:.$B$13];2;0)*[.F95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$premia.$A$1:.$B$13];2;0)" office:value-type="float" office:value="0.07" calcext:value-type="float">
            <text:p>0,07</text:p>
          </table:table-cell>
          <table:table-cell table:formula="of:=VLOOKUP([.D96];[$premia.$A$1:.$B$13];2;0)*[.F96]" office:value-type="float" office:value="109.2" calcext:value-type="float">
            <text:p>109,2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$premia.$A$1:.$B$13];2;0)" office:value-type="float" office:value="0.07" calcext:value-type="float">
            <text:p>0,07</text:p>
          </table:table-cell>
          <table:table-cell table:formula="of:=VLOOKUP([.D97];[$premia.$A$1:.$B$13];2;0)*[.F97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$premia.$A$1:.$B$13];2;0)" office:value-type="float" office:value="0.06" calcext:value-type="float">
            <text:p>0,06</text:p>
          </table:table-cell>
          <table:table-cell table:formula="of:=VLOOKUP([.D98];[$premia.$A$1:.$B$13];2;0)*[.F9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$premia.$A$1:.$B$13];2;0)" office:value-type="float" office:value="0.18" calcext:value-type="float">
            <text:p>0,18</text:p>
          </table:table-cell>
          <table:table-cell table:formula="of:=VLOOKUP([.D99];[$premia.$A$1:.$B$13];2;0)*[.F99]" office:value-type="float" office:value="248.4" calcext:value-type="float">
            <text:p>248,4</text:p>
          </table:table-cell>
        </table:table-row>
        <table:table-row table:style-name="ro1">
          <table:table-cell table:style-name="ce3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$premia.$A$1:.$B$13];2;0)" office:value-type="float" office:value="0.18" calcext:value-type="float">
            <text:p>0,18</text:p>
          </table:table-cell>
          <table:table-cell table:formula="of:=VLOOKUP([.D100];[$premia.$A$1:.$B$13];2;0)*[.F100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$premia.$A$1:.$B$13];2;0)" office:value-type="float" office:value="0.05" calcext:value-type="float">
            <text:p>0,05</text:p>
          </table:table-cell>
          <table:table-cell table:formula="of:=VLOOKUP([.D101];[$premia.$A$1:.$B$13];2;0)*[.F101]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$premia.$A$1:.$B$13];2;0)" office:value-type="float" office:value="0.13" calcext:value-type="float">
            <text:p>0,13</text:p>
          </table:table-cell>
          <table:table-cell table:formula="of:=VLOOKUP([.D102];[$premia.$A$1:.$B$13];2;0)*[.F102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$premia.$A$1:.$B$13];2;0)" office:value-type="float" office:value="0.13" calcext:value-type="float">
            <text:p>0,13</text:p>
          </table:table-cell>
          <table:table-cell table:formula="of:=VLOOKUP([.D103];[$premia.$A$1:.$B$13];2;0)*[.F103]" office:value-type="float" office:value="179.4" calcext:value-type="float">
            <text:p>179,4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$premia.$A$1:.$B$13];2;0)" office:value-type="float" office:value="0.2" calcext:value-type="float">
            <text:p>0,2</text:p>
          </table:table-cell>
          <table:table-cell table:formula="of:=VLOOKUP([.D104];[$premia.$A$1:.$B$13];2;0)*[.F104]"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$premia.$A$1:.$B$13];2;0)" office:value-type="float" office:value="0.13" calcext:value-type="float">
            <text:p>0,13</text:p>
          </table:table-cell>
          <table:table-cell table:formula="of:=VLOOKUP([.D105];[$premia.$A$1:.$B$13];2;0)*[.F105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$premia.$A$1:.$B$13];2;0)" office:value-type="float" office:value="0.2" calcext:value-type="float">
            <text:p>0,2</text:p>
          </table:table-cell>
          <table:table-cell table:formula="of:=VLOOKUP([.D106];[$premia.$A$1:.$B$13];2;0)*[.F106]"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$premia.$A$1:.$B$13];2;0)" office:value-type="float" office:value="0.2" calcext:value-type="float">
            <text:p>0,2</text:p>
          </table:table-cell>
          <table:table-cell table:formula="of:=VLOOKUP([.D107];[$premia.$A$1:.$B$13];2;0)*[.F107]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$premia.$A$1:.$B$13];2;0)" office:value-type="float" office:value="0.12" calcext:value-type="float">
            <text:p>0,12</text:p>
          </table:table-cell>
          <table:table-cell table:formula="of:=VLOOKUP([.D108];[$premia.$A$1:.$B$13];2;0)*[.F108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$premia.$A$1:.$B$13];2;0)" office:value-type="float" office:value="0.18" calcext:value-type="float">
            <text:p>0,18</text:p>
          </table:table-cell>
          <table:table-cell table:formula="of:=VLOOKUP([.D109];[$premia.$A$1:.$B$13];2;0)*[.F109]" office:value-type="float" office:value="298.8" calcext:value-type="float">
            <text:p>298,8</text:p>
          </table:table-cell>
        </table:table-row>
        <table:table-row table:style-name="ro1">
          <table:table-cell table:style-name="ce3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$premia.$A$1:.$B$13];2;0)" office:value-type="float" office:value="0.18" calcext:value-type="float">
            <text:p>0,18</text:p>
          </table:table-cell>
          <table:table-cell table:formula="of:=VLOOKUP([.D110];[$premia.$A$1:.$B$13];2;0)*[.F110]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$premia.$A$1:.$B$13];2;0)" office:value-type="float" office:value="0.18" calcext:value-type="float">
            <text:p>0,18</text:p>
          </table:table-cell>
          <table:table-cell table:formula="of:=VLOOKUP([.D111];[$premia.$A$1:.$B$13];2;0)*[.F11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$premia.$A$1:.$B$13];2;0)" office:value-type="float" office:value="0.12" calcext:value-type="float">
            <text:p>0,12</text:p>
          </table:table-cell>
          <table:table-cell table:formula="of:=VLOOKUP([.D112];[$premia.$A$1:.$B$13];2;0)*[.F112]" office:value-type="float" office:value="190.8" calcext:value-type="float">
            <text:p>190,8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$premia.$A$1:.$B$13];2;0)" office:value-type="float" office:value="0.05" calcext:value-type="float">
            <text:p>0,05</text:p>
          </table:table-cell>
          <table:table-cell table:formula="of:=VLOOKUP([.D113];[$premia.$A$1:.$B$13];2;0)*[.F113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$premia.$A$1:.$B$13];2;0)" office:value-type="float" office:value="0.05" calcext:value-type="float">
            <text:p>0,05</text:p>
          </table:table-cell>
          <table:table-cell table:formula="of:=VLOOKUP([.D114];[$premia.$A$1:.$B$13];2;0)*[.F114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$premia.$A$1:.$B$13];2;0)" office:value-type="float" office:value="0.25" calcext:value-type="float">
            <text:p>0,25</text:p>
          </table:table-cell>
          <table:table-cell table:formula="of:=VLOOKUP([.D115];[$premia.$A$1:.$B$13];2;0)*[.F115]" office:value-type="float" office:value="1162.5" calcext:value-type="float">
            <text:p>1162,5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$premia.$A$1:.$B$13];2;0)" office:value-type="float" office:value="0.13" calcext:value-type="float">
            <text:p>0,13</text:p>
          </table:table-cell>
          <table:table-cell table:formula="of:=VLOOKUP([.D116];[$premia.$A$1:.$B$13];2;0)*[.F116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$premia.$A$1:.$B$13];2;0)" office:value-type="float" office:value="0.05" calcext:value-type="float">
            <text:p>0,05</text:p>
          </table:table-cell>
          <table:table-cell table:formula="of:=VLOOKUP([.D117];[$premia.$A$1:.$B$13];2;0)*[.F11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$premia.$A$1:.$B$13];2;0)" office:value-type="float" office:value="0.13" calcext:value-type="float">
            <text:p>0,13</text:p>
          </table:table-cell>
          <table:table-cell table:formula="of:=VLOOKUP([.D118];[$premia.$A$1:.$B$13];2;0)*[.F118]" office:value-type="float" office:value="183.3" calcext:value-type="float">
            <text:p>183,3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$premia.$A$1:.$B$13];2;0)" office:value-type="float" office:value="0.05" calcext:value-type="float">
            <text:p>0,05</text:p>
          </table:table-cell>
          <table:table-cell table:formula="of:=VLOOKUP([.D119];[$premia.$A$1:.$B$13];2;0)*[.F119]" office:value-type="float" office:value="73" calcext:value-type="float">
            <text:p>73</text:p>
          </table:table-cell>
        </table:table-row>
        <table:table-row table:style-name="ro1">
          <table:table-cell table:style-name="ce3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$premia.$A$1:.$B$13];2;0)" office:value-type="float" office:value="0.18" calcext:value-type="float">
            <text:p>0,18</text:p>
          </table:table-cell>
          <table:table-cell table:formula="of:=VLOOKUP([.D120];[$premia.$A$1:.$B$13];2;0)*[.F120]" office:value-type="float" office:value="313.2" calcext:value-type="float">
            <text:p>313,2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$premia.$A$1:.$B$13];2;0)" office:value-type="float" office:value="0.08" calcext:value-type="float">
            <text:p>0,08</text:p>
          </table:table-cell>
          <table:table-cell table:formula="of:=VLOOKUP([.D121];[$premia.$A$1:.$B$13];2;0)*[.F12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$premia.$A$1:.$B$13];2;0)" office:value-type="float" office:value="0.1" calcext:value-type="float">
            <text:p>0,1</text:p>
          </table:table-cell>
          <table:table-cell table:formula="of:=VLOOKUP([.D122];[$premia.$A$1:.$B$13];2;0)*[.F122]" office:value-type="float" office:value="146" calcext:value-type="float">
            <text:p>146</text:p>
          </table:table-cell>
        </table:table-row>
        <table:table-row table:style-name="ro1">
          <table:table-cell table:style-name="ce3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$premia.$A$1:.$B$13];2;0)" office:value-type="float" office:value="0.18" calcext:value-type="float">
            <text:p>0,18</text:p>
          </table:table-cell>
          <table:table-cell table:formula="of:=VLOOKUP([.D123];[$premia.$A$1:.$B$13];2;0)*[.F123]" office:value-type="float" office:value="338.4" calcext:value-type="float">
            <text:p>338,4</text:p>
          </table:table-cell>
        </table:table-row>
        <table:table-row table:style-name="ro1">
          <table:table-cell table:style-name="ce3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$premia.$A$1:.$B$13];2;0)" office:value-type="float" office:value="0.18" calcext:value-type="float">
            <text:p>0,18</text:p>
          </table:table-cell>
          <table:table-cell table:formula="of:=VLOOKUP([.D124];[$premia.$A$1:.$B$13];2;0)*[.F124]" office:value-type="float" office:value="352.8" calcext:value-type="float">
            <text:p>352,8</text:p>
          </table:table-cell>
        </table:table-row>
        <table:table-row table:style-name="ro1">
          <table:table-cell table:style-name="ce3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$premia.$A$1:.$B$13];2;0)" office:value-type="float" office:value="0.18" calcext:value-type="float">
            <text:p>0,18</text:p>
          </table:table-cell>
          <table:table-cell table:formula="of:=VLOOKUP([.D125];[$premia.$A$1:.$B$13];2;0)*[.F125]" office:value-type="float" office:value="331.2" calcext:value-type="float">
            <text:p>331,2</text:p>
          </table:table-cell>
        </table:table-row>
        <table:table-row table:style-name="ro1">
          <table:table-cell table:style-name="ce3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$premia.$A$1:.$B$13];2;0)" office:value-type="float" office:value="0.18" calcext:value-type="float">
            <text:p>0,18</text:p>
          </table:table-cell>
          <table:table-cell table:formula="of:=VLOOKUP([.D126];[$premia.$A$1:.$B$13];2;0)*[.F126]" office:value-type="float" office:value="298.8" calcext:value-type="float">
            <text:p>298,8</text:p>
          </table:table-cell>
        </table:table-row>
        <table:table-row table:style-name="ro1">
          <table:table-cell table:style-name="ce3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$premia.$A$1:.$B$13];2;0)" office:value-type="float" office:value="0.18" calcext:value-type="float">
            <text:p>0,18</text:p>
          </table:table-cell>
          <table:table-cell table:formula="of:=VLOOKUP([.D127];[$premia.$A$1:.$B$13];2;0)*[.F127]" office:value-type="float" office:value="329.4" calcext:value-type="float">
            <text:p>329,4</text:p>
          </table:table-cell>
        </table:table-row>
        <table:table-row table:style-name="ro1">
          <table:table-cell table:style-name="ce3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$premia.$A$1:.$B$13];2;0)" office:value-type="float" office:value="0.18" calcext:value-type="float">
            <text:p>0,18</text:p>
          </table:table-cell>
          <table:table-cell table:formula="of:=VLOOKUP([.D128];[$premia.$A$1:.$B$13];2;0)*[.F128]" office:value-type="float" office:value="345.6" calcext:value-type="float">
            <text:p>345,6</text:p>
          </table:table-cell>
        </table:table-row>
        <table:table-row table:style-name="ro1">
          <table:table-cell table:style-name="ce3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$premia.$A$1:.$B$13];2;0)" office:value-type="float" office:value="0.18" calcext:value-type="float">
            <text:p>0,18</text:p>
          </table:table-cell>
          <table:table-cell table:formula="of:=VLOOKUP([.D129];[$premia.$A$1:.$B$13];2;0)*[.F129]" office:value-type="float" office:value="275.4" calcext:value-type="float">
            <text:p>275,4</text:p>
          </table:table-cell>
        </table:table-row>
        <table:table-row table:style-name="ro1">
          <table:table-cell table:style-name="ce3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$premia.$A$1:.$B$13];2;0)" office:value-type="float" office:value="0.18" calcext:value-type="float">
            <text:p>0,18</text:p>
          </table:table-cell>
          <table:table-cell table:formula="of:=VLOOKUP([.D130];[$premia.$A$1:.$B$13];2;0)*[.F130]" office:value-type="float" office:value="336.6" calcext:value-type="float">
            <text:p>336,6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$premia.$A$1:.$B$13];2;0)" office:value-type="float" office:value="0.08" calcext:value-type="float">
            <text:p>0,08</text:p>
          </table:table-cell>
          <table:table-cell table:formula="of:=VLOOKUP([.D131];[$premia.$A$1:.$B$13];2;0)*[.F131]" office:value-type="float" office:value="104.8" calcext:value-type="float">
            <text:p>104,8</text:p>
          </table:table-cell>
        </table:table-row>
        <table:table-row table:style-name="ro1">
          <table:table-cell table:style-name="ce3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$premia.$A$1:.$B$13];2;0)" office:value-type="float" office:value="0.18" calcext:value-type="float">
            <text:p>0,18</text:p>
          </table:table-cell>
          <table:table-cell table:formula="of:=VLOOKUP([.D132];[$premia.$A$1:.$B$13];2;0)*[.F132]" office:value-type="float" office:value="329.4" calcext:value-type="float">
            <text:p>329,4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$premia.$A$1:.$B$13];2;0)" office:value-type="float" office:value="0.06" calcext:value-type="float">
            <text:p>0,06</text:p>
          </table:table-cell>
          <table:table-cell table:formula="of:=VLOOKUP([.D133];[$premia.$A$1:.$B$13];2;0)*[.F133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$premia.$A$1:.$B$13];2;0)" office:value-type="float" office:value="0.06" calcext:value-type="float">
            <text:p>0,06</text:p>
          </table:table-cell>
          <table:table-cell table:formula="of:=VLOOKUP([.D134];[$premia.$A$1:.$B$13];2;0)*[.F134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$premia.$A$1:.$B$13];2;0)" office:value-type="float" office:value="0.07" calcext:value-type="float">
            <text:p>0,07</text:p>
          </table:table-cell>
          <table:table-cell table:formula="of:=VLOOKUP([.D135];[$premia.$A$1:.$B$13];2;0)*[.F135]" office:value-type="float" office:value="81.9" calcext:value-type="float">
            <text:p>81,9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$premia.$A$1:.$B$13];2;0)" office:value-type="float" office:value="0.12" calcext:value-type="float">
            <text:p>0,12</text:p>
          </table:table-cell>
          <table:table-cell table:formula="of:=VLOOKUP([.D136];[$premia.$A$1:.$B$13];2;0)*[.F136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$premia.$A$1:.$B$13];2;0)" office:value-type="float" office:value="0.06" calcext:value-type="float">
            <text:p>0,06</text:p>
          </table:table-cell>
          <table:table-cell table:formula="of:=VLOOKUP([.D137];[$premia.$A$1:.$B$13];2;0)*[.F137]" office:value-type="float" office:value="76.2" calcext:value-type="float">
            <text:p>76,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$premia.$A$1:.$B$13];2;0)" office:value-type="float" office:value="0.1" calcext:value-type="float">
            <text:p>0,1</text:p>
          </table:table-cell>
          <table:table-cell table:formula="of:=VLOOKUP([.D138];[$premia.$A$1:.$B$13];2;0)*[.F138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$premia.$A$1:.$B$13];2;0)" office:value-type="float" office:value="0.06" calcext:value-type="float">
            <text:p>0,06</text:p>
          </table:table-cell>
          <table:table-cell table:formula="of:=VLOOKUP([.D139];[$premia.$A$1:.$B$13];2;0)*[.F139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$premia.$A$1:.$B$13];2;0)" office:value-type="float" office:value="0.06" calcext:value-type="float">
            <text:p>0,06</text:p>
          </table:table-cell>
          <table:table-cell table:formula="of:=VLOOKUP([.D140];[$premia.$A$1:.$B$13];2;0)*[.F140]" office:value-type="float" office:value="71.4" calcext:value-type="float">
            <text:p>71,4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$premia.$A$1:.$B$13];2;0)" office:value-type="float" office:value="0.09" calcext:value-type="float">
            <text:p>0,09</text:p>
          </table:table-cell>
          <table:table-cell table:formula="of:=VLOOKUP([.D141];[$premia.$A$1:.$B$13];2;0)*[.F141]" office:value-type="float" office:value="156.6" calcext:value-type="float">
            <text:p>156,6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$premia.$A$1:.$B$13];2;0)" office:value-type="float" office:value="0.13" calcext:value-type="float">
            <text:p>0,13</text:p>
          </table:table-cell>
          <table:table-cell table:formula="of:=VLOOKUP([.D142];[$premia.$A$1:.$B$13];2;0)*[.F142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$premia.$A$1:.$B$13];2;0)" office:value-type="float" office:value="0.13" calcext:value-type="float">
            <text:p>0,13</text:p>
          </table:table-cell>
          <table:table-cell table:formula="of:=VLOOKUP([.D143];[$premia.$A$1:.$B$13];2;0)*[.F143]" office:value-type="float" office:value="189.8" calcext:value-type="float">
            <text:p>189,8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$premia.$A$1:.$B$13];2;0)" office:value-type="float" office:value="0.09" calcext:value-type="float">
            <text:p>0,09</text:p>
          </table:table-cell>
          <table:table-cell table:formula="of:=VLOOKUP([.D144];[$premia.$A$1:.$B$13];2;0)*[.F144]" office:value-type="float" office:value="167.4" calcext:value-type="float">
            <text:p>167,4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$premia.$A$1:.$B$13];2;0)" office:value-type="float" office:value="0.12" calcext:value-type="float">
            <text:p>0,12</text:p>
          </table:table-cell>
          <table:table-cell table:formula="of:=VLOOKUP([.D145];[$premia.$A$1:.$B$13];2;0)*[.F145]" office:value-type="float" office:value="201.6" calcext:value-type="float">
            <text:p>201,6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$premia.$A$1:.$B$13];2;0)" office:value-type="float" office:value="0.06" calcext:value-type="float">
            <text:p>0,06</text:p>
          </table:table-cell>
          <table:table-cell table:formula="of:=VLOOKUP([.D146];[$premia.$A$1:.$B$13];2;0)*[.F146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$premia.$A$1:.$B$13];2;0)" office:value-type="float" office:value="0.06" calcext:value-type="float">
            <text:p>0,06</text:p>
          </table:table-cell>
          <table:table-cell table:formula="of:=VLOOKUP([.D147];[$premia.$A$1:.$B$13];2;0)*[.F147]" office:value-type="float" office:value="79.8" calcext:value-type="float">
            <text:p>79,8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$premia.$A$1:.$B$13];2;0)" office:value-type="float" office:value="0.13" calcext:value-type="float">
            <text:p>0,13</text:p>
          </table:table-cell>
          <table:table-cell table:formula="of:=VLOOKUP([.D148];[$premia.$A$1:.$B$13];2;0)*[.F148]" office:value-type="float" office:value="137.8" calcext:value-type="float">
            <text:p>137,8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$premia.$A$1:.$B$13];2;0)" office:value-type="float" office:value="0.09" calcext:value-type="float">
            <text:p>0,09</text:p>
          </table:table-cell>
          <table:table-cell table:formula="of:=VLOOKUP([.D149];[$premia.$A$1:.$B$13];2;0)*[.F149]" office:value-type="float" office:value="145.8" calcext:value-type="float">
            <text:p>145,8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$premia.$A$1:.$B$13];2;0)" office:value-type="float" office:value="0.13" calcext:value-type="float">
            <text:p>0,13</text:p>
          </table:table-cell>
          <table:table-cell table:formula="of:=VLOOKUP([.D150];[$premia.$A$1:.$B$13];2;0)*[.F150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$premia.$A$1:.$B$13];2;0)" office:value-type="float" office:value="0.05" calcext:value-type="float">
            <text:p>0,05</text:p>
          </table:table-cell>
          <table:table-cell table:formula="of:=VLOOKUP([.D151];[$premia.$A$1:.$B$13];2;0)*[.F151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$premia.$A$1:.$B$13];2;0)" office:value-type="float" office:value="0.1" calcext:value-type="float">
            <text:p>0,1</text:p>
          </table:table-cell>
          <table:table-cell table:formula="of:=VLOOKUP([.D152];[$premia.$A$1:.$B$13];2;0)*[.F152]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$premia.$A$1:.$B$13];2;0)" office:value-type="float" office:value="0.13" calcext:value-type="float">
            <text:p>0,13</text:p>
          </table:table-cell>
          <table:table-cell table:formula="of:=VLOOKUP([.D153];[$premia.$A$1:.$B$13];2;0)*[.F153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$premia.$A$1:.$B$13];2;0)" office:value-type="float" office:value="0.12" calcext:value-type="float">
            <text:p>0,12</text:p>
          </table:table-cell>
          <table:table-cell table:formula="of:=VLOOKUP([.D154];[$premia.$A$1:.$B$13];2;0)*[.F15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$premia.$A$1:.$B$13];2;0)" office:value-type="float" office:value="0.07" calcext:value-type="float">
            <text:p>0,07</text:p>
          </table:table-cell>
          <table:table-cell table:formula="of:=VLOOKUP([.D155];[$premia.$A$1:.$B$13];2;0)*[.F155]" office:value-type="float" office:value="81.2" calcext:value-type="float">
            <text:p>81,2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$premia.$A$1:.$B$13];2;0)" office:value-type="float" office:value="0.1" calcext:value-type="float">
            <text:p>0,1</text:p>
          </table:table-cell>
          <table:table-cell table:formula="of:=VLOOKUP([.D156];[$premia.$A$1:.$B$13];2;0)*[.F156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$premia.$A$1:.$B$13];2;0)" office:value-type="float" office:value="0.13" calcext:value-type="float">
            <text:p>0,13</text:p>
          </table:table-cell>
          <table:table-cell table:formula="of:=VLOOKUP([.D157];[$premia.$A$1:.$B$13];2;0)*[.F157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$premia.$A$1:.$B$13];2;0)" office:value-type="float" office:value="0.06" calcext:value-type="float">
            <text:p>0,06</text:p>
          </table:table-cell>
          <table:table-cell table:formula="of:=VLOOKUP([.D158];[$premia.$A$1:.$B$13];2;0)*[.F158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$premia.$A$1:.$B$13];2;0)" office:value-type="float" office:value="0.13" calcext:value-type="float">
            <text:p>0,13</text:p>
          </table:table-cell>
          <table:table-cell table:formula="of:=VLOOKUP([.D159];[$premia.$A$1:.$B$13];2;0)*[.F159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$premia.$A$1:.$B$13];2;0)" office:value-type="float" office:value="0.08" calcext:value-type="float">
            <text:p>0,08</text:p>
          </table:table-cell>
          <table:table-cell table:formula="of:=VLOOKUP([.D160];[$premia.$A$1:.$B$13];2;0)*[.F160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$premia.$A$1:.$B$13];2;0)" office:value-type="float" office:value="0.09" calcext:value-type="float">
            <text:p>0,09</text:p>
          </table:table-cell>
          <table:table-cell table:formula="of:=VLOOKUP([.D161];[$premia.$A$1:.$B$13];2;0)*[.F161]" office:value-type="float" office:value="180.9" calcext:value-type="float">
            <text:p>180,9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$premia.$A$1:.$B$13];2;0)" office:value-type="float" office:value="0.08" calcext:value-type="float">
            <text:p>0,08</text:p>
          </table:table-cell>
          <table:table-cell table:formula="of:=VLOOKUP([.D162];[$premia.$A$1:.$B$13];2;0)*[.F162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$premia.$A$1:.$B$13];2;0)" office:value-type="float" office:value="0.2" calcext:value-type="float">
            <text:p>0,2</text:p>
          </table:table-cell>
          <table:table-cell table:formula="of:=VLOOKUP([.D163];[$premia.$A$1:.$B$13];2;0)*[.F163]"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$premia.$A$1:.$B$13];2;0)" office:value-type="float" office:value="0.06" calcext:value-type="float">
            <text:p>0,06</text:p>
          </table:table-cell>
          <table:table-cell table:formula="of:=VLOOKUP([.D164];[$premia.$A$1:.$B$13];2;0)*[.F164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$premia.$A$1:.$B$13];2;0)" office:value-type="float" office:value="0.13" calcext:value-type="float">
            <text:p>0,13</text:p>
          </table:table-cell>
          <table:table-cell table:formula="of:=VLOOKUP([.D165];[$premia.$A$1:.$B$13];2;0)*[.F165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$premia.$A$1:.$B$13];2;0)" office:value-type="float" office:value="0.22" calcext:value-type="float">
            <text:p>0,22</text:p>
          </table:table-cell>
          <table:table-cell table:formula="of:=VLOOKUP([.D166];[$premia.$A$1:.$B$13];2;0)*[.F166]" office:value-type="float" office:value="657.8" calcext:value-type="float">
            <text:p>657,8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$premia.$A$1:.$B$13];2;0)" office:value-type="float" office:value="0.09" calcext:value-type="float">
            <text:p>0,09</text:p>
          </table:table-cell>
          <table:table-cell table:formula="of:=VLOOKUP([.D167];[$premia.$A$1:.$B$13];2;0)*[.F167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$premia.$A$1:.$B$13];2;0)" office:value-type="float" office:value="0.09" calcext:value-type="float">
            <text:p>0,09</text:p>
          </table:table-cell>
          <table:table-cell table:formula="of:=VLOOKUP([.D168];[$premia.$A$1:.$B$13];2;0)*[.F168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$premia.$A$1:.$B$13];2;0)" office:value-type="float" office:value="0.1" calcext:value-type="float">
            <text:p>0,1</text:p>
          </table:table-cell>
          <table:table-cell table:formula="of:=VLOOKUP([.D169];[$premia.$A$1:.$B$13];2;0)*[.F169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$premia.$A$1:.$B$13];2;0)" office:value-type="float" office:value="0.07" calcext:value-type="float">
            <text:p>0,07</text:p>
          </table:table-cell>
          <table:table-cell table:formula="of:=VLOOKUP([.D170];[$premia.$A$1:.$B$13];2;0)*[.F170]" office:value-type="float" office:value="85.4" calcext:value-type="float">
            <text:p>85,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$premia.$A$1:.$B$13];2;0)" office:value-type="float" office:value="0.13" calcext:value-type="float">
            <text:p>0,13</text:p>
          </table:table-cell>
          <table:table-cell table:formula="of:=VLOOKUP([.D171];[$premia.$A$1:.$B$13];2;0)*[.F171]" office:value-type="float" office:value="144.3" calcext:value-type="float">
            <text:p>144,3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$premia.$A$1:.$B$13];2;0)" office:value-type="float" office:value="0.07" calcext:value-type="float">
            <text:p>0,07</text:p>
          </table:table-cell>
          <table:table-cell table:formula="of:=VLOOKUP([.D172];[$premia.$A$1:.$B$13];2;0)*[.F172]" office:value-type="float" office:value="98.7" calcext:value-type="float">
            <text:p>98,7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$premia.$A$1:.$B$13];2;0)" office:value-type="float" office:value="0.1" calcext:value-type="float">
            <text:p>0,1</text:p>
          </table:table-cell>
          <table:table-cell table:formula="of:=VLOOKUP([.D173];[$premia.$A$1:.$B$13];2;0)*[.F173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$premia.$A$1:.$B$13];2;0)" office:value-type="float" office:value="0.06" calcext:value-type="float">
            <text:p>0,06</text:p>
          </table:table-cell>
          <table:table-cell table:formula="of:=VLOOKUP([.D174];[$premia.$A$1:.$B$13];2;0)*[.F174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$premia.$A$1:.$B$13];2;0)" office:value-type="float" office:value="0.2" calcext:value-type="float">
            <text:p>0,2</text:p>
          </table:table-cell>
          <table:table-cell table:formula="of:=VLOOKUP([.D175];[$premia.$A$1:.$B$13];2;0)*[.F175]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$premia.$A$1:.$B$13];2;0)" office:value-type="float" office:value="0.1" calcext:value-type="float">
            <text:p>0,1</text:p>
          </table:table-cell>
          <table:table-cell table:formula="of:=VLOOKUP([.D176];[$premia.$A$1:.$B$13];2;0)*[.F176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$premia.$A$1:.$B$13];2;0)" office:value-type="float" office:value="0.18" calcext:value-type="float">
            <text:p>0,18</text:p>
          </table:table-cell>
          <table:table-cell table:formula="of:=VLOOKUP([.D177];[$premia.$A$1:.$B$13];2;0)*[.F177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$premia.$A$1:.$B$13];2;0)" office:value-type="float" office:value="0.18" calcext:value-type="float">
            <text:p>0,18</text:p>
          </table:table-cell>
          <table:table-cell table:formula="of:=VLOOKUP([.D178];[$premia.$A$1:.$B$13];2;0)*[.F178]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$premia.$A$1:.$B$13];2;0)" office:value-type="float" office:value="0.13" calcext:value-type="float">
            <text:p>0,13</text:p>
          </table:table-cell>
          <table:table-cell table:formula="of:=VLOOKUP([.D179];[$premia.$A$1:.$B$13];2;0)*[.F179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$premia.$A$1:.$B$13];2;0)" office:value-type="float" office:value="0.13" calcext:value-type="float">
            <text:p>0,13</text:p>
          </table:table-cell>
          <table:table-cell table:formula="of:=VLOOKUP([.D180];[$premia.$A$1:.$B$13];2;0)*[.F180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$premia.$A$1:.$B$13];2;0)" office:value-type="float" office:value="0.06" calcext:value-type="float">
            <text:p>0,06</text:p>
          </table:table-cell>
          <table:table-cell table:formula="of:=VLOOKUP([.D181];[$premia.$A$1:.$B$13];2;0)*[.F181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$premia.$A$1:.$B$13];2;0)" office:value-type="float" office:value="0.13" calcext:value-type="float">
            <text:p>0,13</text:p>
          </table:table-cell>
          <table:table-cell table:formula="of:=VLOOKUP([.D182];[$premia.$A$1:.$B$13];2;0)*[.F182]" office:value-type="float" office:value="158.6" calcext:value-type="float">
            <text:p>158,6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$premia.$A$1:.$B$13];2;0)" office:value-type="float" office:value="0.22" calcext:value-type="float">
            <text:p>0,22</text:p>
          </table:table-cell>
          <table:table-cell table:formula="of:=VLOOKUP([.D183];[$premia.$A$1:.$B$13];2;0)*[.F183]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$premia.$A$1:.$B$13];2;0)" office:value-type="float" office:value="0.13" calcext:value-type="float">
            <text:p>0,13</text:p>
          </table:table-cell>
          <table:table-cell table:formula="of:=VLOOKUP([.D184];[$premia.$A$1:.$B$13];2;0)*[.F184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$premia.$A$1:.$B$13];2;0)" office:value-type="float" office:value="0.18" calcext:value-type="float">
            <text:p>0,18</text:p>
          </table:table-cell>
          <table:table-cell table:formula="of:=VLOOKUP([.D185];[$premia.$A$1:.$B$13];2;0)*[.F1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$premia.$A$1:.$B$13];2;0)" office:value-type="float" office:value="0.06" calcext:value-type="float">
            <text:p>0,06</text:p>
          </table:table-cell>
          <table:table-cell table:formula="of:=VLOOKUP([.D186];[$premia.$A$1:.$B$13];2;0)*[.F186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$premia.$A$1:.$B$13];2;0)" office:value-type="float" office:value="0.13" calcext:value-type="float">
            <text:p>0,13</text:p>
          </table:table-cell>
          <table:table-cell table:formula="of:=VLOOKUP([.D187];[$premia.$A$1:.$B$13];2;0)*[.F187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$premia.$A$1:.$B$13];2;0)" office:value-type="float" office:value="0.06" calcext:value-type="float">
            <text:p>0,06</text:p>
          </table:table-cell>
          <table:table-cell table:formula="of:=VLOOKUP([.D188];[$premia.$A$1:.$B$13];2;0)*[.F188]"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$premia.$A$1:.$B$13];2;0)" office:value-type="float" office:value="0.13" calcext:value-type="float">
            <text:p>0,13</text:p>
          </table:table-cell>
          <table:table-cell table:formula="of:=VLOOKUP([.D189];[$premia.$A$1:.$B$13];2;0)*[.F189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$premia.$A$1:.$B$13];2;0)" office:value-type="float" office:value="0.05" calcext:value-type="float">
            <text:p>0,05</text:p>
          </table:table-cell>
          <table:table-cell table:formula="of:=VLOOKUP([.D190];[$premia.$A$1:.$B$13];2;0)*[.F190]" office:value-type="float" office:value="62.5" calcext:value-type="float">
            <text:p>62,5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$premia.$A$1:.$B$13];2;0)" office:value-type="float" office:value="0.05" calcext:value-type="float">
            <text:p>0,05</text:p>
          </table:table-cell>
          <table:table-cell table:formula="of:=VLOOKUP([.D191];[$premia.$A$1:.$B$13];2;0)*[.F191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$premia.$A$1:.$B$13];2;0)" office:value-type="float" office:value="0.13" calcext:value-type="float">
            <text:p>0,13</text:p>
          </table:table-cell>
          <table:table-cell table:formula="of:=VLOOKUP([.D192];[$premia.$A$1:.$B$13];2;0)*[.F19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$premia.$A$1:.$B$13];2;0)" office:value-type="float" office:value="0.06" calcext:value-type="float">
            <text:p>0,06</text:p>
          </table:table-cell>
          <table:table-cell table:formula="of:=VLOOKUP([.D193];[$premia.$A$1:.$B$13];2;0)*[.F193]" office:value-type="float" office:value="87.6" calcext:value-type="float">
            <text:p>87,6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$premia.$A$1:.$B$13];2;0)" office:value-type="float" office:value="0.06" calcext:value-type="float">
            <text:p>0,06</text:p>
          </table:table-cell>
          <table:table-cell table:formula="of:=VLOOKUP([.D194];[$premia.$A$1:.$B$13];2;0)*[.F194]" office:value-type="float" office:value="62.4" calcext:value-type="float">
            <text:p>62,4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$premia.$A$1:.$B$13];2;0)" office:value-type="float" office:value="0.13" calcext:value-type="float">
            <text:p>0,13</text:p>
          </table:table-cell>
          <table:table-cell table:formula="of:=VLOOKUP([.D195];[$premia.$A$1:.$B$13];2;0)*[.F195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$premia.$A$1:.$B$13];2;0)" office:value-type="float" office:value="0.13" calcext:value-type="float">
            <text:p>0,13</text:p>
          </table:table-cell>
          <table:table-cell table:formula="of:=VLOOKUP([.D196];[$premia.$A$1:.$B$13];2;0)*[.F19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$premia.$A$1:.$B$13];2;0)" office:value-type="float" office:value="0.13" calcext:value-type="float">
            <text:p>0,13</text:p>
          </table:table-cell>
          <table:table-cell table:formula="of:=VLOOKUP([.D197];[$premia.$A$1:.$B$13];2;0)*[.F197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$premia.$A$1:.$B$13];2;0)" office:value-type="float" office:value="0.13" calcext:value-type="float">
            <text:p>0,13</text:p>
          </table:table-cell>
          <table:table-cell table:formula="of:=VLOOKUP([.D198];[$premia.$A$1:.$B$13];2;0)*[.F198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$premia.$A$1:.$B$13];2;0)" office:value-type="float" office:value="0.05" calcext:value-type="float">
            <text:p>0,05</text:p>
          </table:table-cell>
          <table:table-cell table:formula="of:=VLOOKUP([.D199];[$premia.$A$1:.$B$13];2;0)*[.F199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$premia.$A$1:.$B$13];2;0)" office:value-type="float" office:value="0.05" calcext:value-type="float">
            <text:p>0,05</text:p>
          </table:table-cell>
          <table:table-cell table:formula="of:=VLOOKUP([.D200];[$premia.$A$1:.$B$13];2;0)*[.F200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$premia.$A$1:.$B$13];2;0)" office:value-type="float" office:value="0.13" calcext:value-type="float">
            <text:p>0,13</text:p>
          </table:table-cell>
          <table:table-cell table:formula="of:=VLOOKUP([.D201];[$premia.$A$1:.$B$13];2;0)*[.F201]" office:value-type="float" office:value="153.4" calcext:value-type="float">
            <text:p>153,4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$premia.$A$1:.$B$13];2;0)" office:value-type="float" office:value="0.05" calcext:value-type="float">
            <text:p>0,05</text:p>
          </table:table-cell>
          <table:table-cell table:formula="of:=VLOOKUP([.D202];[$premia.$A$1:.$B$13];2;0)*[.F202]" office:value-type="float" office:value="57.5" calcext:value-type="float">
            <text:p>57,5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$premia.$A$1:.$B$13];2;0)" office:value-type="float" office:value="0.1" calcext:value-type="float">
            <text:p>0,1</text:p>
          </table:table-cell>
          <table:table-cell table:formula="of:=VLOOKUP([.D203];[$premia.$A$1:.$B$13];2;0)*[.F203]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$premia.$A$1:.$B$13];2;0)" office:value-type="float" office:value="0.05" calcext:value-type="float">
            <text:p>0,05</text:p>
          </table:table-cell>
          <table:table-cell table:formula="of:=VLOOKUP([.D204];[$premia.$A$1:.$B$13];2;0)*[.F204]" office:value-type="float" office:value="66.5" calcext:value-type="float">
            <text:p>66,5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$premia.$A$1:.$B$13];2;0)" office:value-type="float" office:value="0.05" calcext:value-type="float">
            <text:p>0,05</text:p>
          </table:table-cell>
          <table:table-cell table:formula="of:=VLOOKUP([.D205];[$premia.$A$1:.$B$13];2;0)*[.F205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$premia.$A$1:.$B$13];2;0)" office:value-type="float" office:value="0.06" calcext:value-type="float">
            <text:p>0,06</text:p>
          </table:table-cell>
          <table:table-cell table:formula="of:=VLOOKUP([.D206];[$premia.$A$1:.$B$13];2;0)*[.F206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$premia.$A$1:.$B$13];2;0)" office:value-type="float" office:value="0.1" calcext:value-type="float">
            <text:p>0,1</text:p>
          </table:table-cell>
          <table:table-cell table:formula="of:=VLOOKUP([.D207];[$premia.$A$1:.$B$13];2;0)*[.F207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$premia.$A$1:.$B$13];2;0)" office:value-type="float" office:value="0.05" calcext:value-type="float">
            <text:p>0,05</text:p>
          </table:table-cell>
          <table:table-cell table:formula="of:=VLOOKUP([.D208];[$premia.$A$1:.$B$13];2;0)*[.F208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$premia.$A$1:.$B$13];2;0)" office:value-type="float" office:value="0.18" calcext:value-type="float">
            <text:p>0,18</text:p>
          </table:table-cell>
          <table:table-cell table:formula="of:=VLOOKUP([.D209];[$premia.$A$1:.$B$13];2;0)*[.F209]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$premia.$A$1:.$B$13];2;0)" office:value-type="float" office:value="0.05" calcext:value-type="float">
            <text:p>0,05</text:p>
          </table:table-cell>
          <table:table-cell table:formula="of:=VLOOKUP([.D210];[$premia.$A$1:.$B$13];2;0)*[.F21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$premia.$A$1:.$B$13];2;0)" office:value-type="float" office:value="0.05" calcext:value-type="float">
            <text:p>0,05</text:p>
          </table:table-cell>
          <table:table-cell table:formula="of:=VLOOKUP([.D211];[$premia.$A$1:.$B$13];2;0)*[.F211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$premia.$A$1:.$B$13];2;0)" office:value-type="float" office:value="0.05" calcext:value-type="float">
            <text:p>0,05</text:p>
          </table:table-cell>
          <table:table-cell table:formula="of:=VLOOKUP([.D212];[$premia.$A$1:.$B$13];2;0)*[.F21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$premia.$A$1:.$B$13];2;0)" office:value-type="float" office:value="0.05" calcext:value-type="float">
            <text:p>0,05</text:p>
          </table:table-cell>
          <table:table-cell table:formula="of:=VLOOKUP([.D213];[$premia.$A$1:.$B$13];2;0)*[.F213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$premia.$A$1:.$B$13];2;0)" office:value-type="float" office:value="0.13" calcext:value-type="float">
            <text:p>0,13</text:p>
          </table:table-cell>
          <table:table-cell table:formula="of:=VLOOKUP([.D214];[$premia.$A$1:.$B$13];2;0)*[.F214]" office:value-type="float" office:value="149.5" calcext:value-type="float">
            <text:p>149,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$premia.$A$1:.$B$13];2;0)" office:value-type="float" office:value="0.2" calcext:value-type="float">
            <text:p>0,2</text:p>
          </table:table-cell>
          <table:table-cell table:formula="of:=VLOOKUP([.D215];[$premia.$A$1:.$B$13];2;0)*[.F215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$premia.$A$1:.$B$13];2;0)" office:value-type="float" office:value="0.05" calcext:value-type="float">
            <text:p>0,05</text:p>
          </table:table-cell>
          <table:table-cell table:formula="of:=VLOOKUP([.D216];[$premia.$A$1:.$B$13];2;0)*[.F216]" office:value-type="float" office:value="67.5" calcext:value-type="float">
            <text:p>67,5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$premia.$A$1:.$B$13];2;0)" office:value-type="float" office:value="0.05" calcext:value-type="float">
            <text:p>0,05</text:p>
          </table:table-cell>
          <table:table-cell table:formula="of:=VLOOKUP([.D217];[$premia.$A$1:.$B$13];2;0)*[.F217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$premia.$A$1:.$B$13];2;0)" office:value-type="float" office:value="0.05" calcext:value-type="float">
            <text:p>0,05</text:p>
          </table:table-cell>
          <table:table-cell table:formula="of:=VLOOKUP([.D218];[$premia.$A$1:.$B$13];2;0)*[.F218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$premia.$A$1:.$B$13];2;0)" office:value-type="float" office:value="0.05" calcext:value-type="float">
            <text:p>0,05</text:p>
          </table:table-cell>
          <table:table-cell table:formula="of:=VLOOKUP([.D219];[$premia.$A$1:.$B$13];2;0)*[.F21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$premia.$A$1:.$B$13];2;0)" office:value-type="float" office:value="0.18" calcext:value-type="float">
            <text:p>0,18</text:p>
          </table:table-cell>
          <table:table-cell table:formula="of:=VLOOKUP([.D220];[$premia.$A$1:.$B$13];2;0)*[.F220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$premia.$A$1:.$B$13];2;0)" office:value-type="float" office:value="0.1" calcext:value-type="float">
            <text:p>0,1</text:p>
          </table:table-cell>
          <table:table-cell table:formula="of:=VLOOKUP([.D221];[$premia.$A$1:.$B$13];2;0)*[.F221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$premia.$A$1:.$B$13];2;0)" office:value-type="float" office:value="0.18" calcext:value-type="float">
            <text:p>0,18</text:p>
          </table:table-cell>
          <table:table-cell table:formula="of:=VLOOKUP([.D222];[$premia.$A$1:.$B$13];2;0)*[.F222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$premia.$A$1:.$B$13];2;0)" office:value-type="float" office:value="0.13" calcext:value-type="float">
            <text:p>0,13</text:p>
          </table:table-cell>
          <table:table-cell table:formula="of:=VLOOKUP([.D223];[$premia.$A$1:.$B$13];2;0)*[.F223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$premia.$A$1:.$B$13];2;0)" office:value-type="float" office:value="0.06" calcext:value-type="float">
            <text:p>0,06</text:p>
          </table:table-cell>
          <table:table-cell table:formula="of:=VLOOKUP([.D224];[$premia.$A$1:.$B$13];2;0)*[.F224]" office:value-type="float" office:value="60.6" calcext:value-type="float">
            <text:p>60,6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$premia.$A$1:.$B$13];2;0)" office:value-type="float" office:value="0.18" calcext:value-type="float">
            <text:p>0,18</text:p>
          </table:table-cell>
          <table:table-cell table:formula="of:=VLOOKUP([.D225];[$premia.$A$1:.$B$13];2;0)*[.F225]" office:value-type="float" office:value="246.6" calcext:value-type="float">
            <text:p>246,6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$premia.$A$1:.$B$13];2;0)" office:value-type="float" office:value="0.13" calcext:value-type="float">
            <text:p>0,13</text:p>
          </table:table-cell>
          <table:table-cell table:formula="of:=VLOOKUP([.D226];[$premia.$A$1:.$B$13];2;0)*[.F226]" office:value-type="float" office:value="154.7" calcext:value-type="float">
            <text:p>154,7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$premia.$A$1:.$B$13];2;0)" office:value-type="float" office:value="0.05" calcext:value-type="float">
            <text:p>0,05</text:p>
          </table:table-cell>
          <table:table-cell table:formula="of:=VLOOKUP([.D227];[$premia.$A$1:.$B$13];2;0)*[.F227]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$premia.$A$1:.$B$13];2;0)" office:value-type="float" office:value="0.18" calcext:value-type="float">
            <text:p>0,18</text:p>
          </table:table-cell>
          <table:table-cell table:formula="of:=VLOOKUP([.D228];[$premia.$A$1:.$B$13];2;0)*[.F228]" office:value-type="float" office:value="244.8" calcext:value-type="float">
            <text:p>244,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$premia.$A$1:.$B$13];2;0)" office:value-type="float" office:value="0.13" calcext:value-type="float">
            <text:p>0,13</text:p>
          </table:table-cell>
          <table:table-cell table:formula="of:=VLOOKUP([.D229];[$premia.$A$1:.$B$13];2;0)*[.F229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$premia.$A$1:.$B$13];2;0)" office:value-type="float" office:value="0.18" calcext:value-type="float">
            <text:p>0,18</text:p>
          </table:table-cell>
          <table:table-cell table:formula="of:=VLOOKUP([.D230];[$premia.$A$1:.$B$13];2;0)*[.F230]" office:value-type="float" office:value="250.2" calcext:value-type="float">
            <text:p>250,2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$premia.$A$1:.$B$13];2;0)" office:value-type="float" office:value="0.08" calcext:value-type="float">
            <text:p>0,08</text:p>
          </table:table-cell>
          <table:table-cell table:formula="of:=VLOOKUP([.D231];[$premia.$A$1:.$B$13];2;0)*[.F231]" office:value-type="float" office:value="111.2" calcext:value-type="float">
            <text:p>111,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$premia.$A$1:.$B$13];2;0)" office:value-type="float" office:value="0.08" calcext:value-type="float">
            <text:p>0,08</text:p>
          </table:table-cell>
          <table:table-cell table:formula="of:=VLOOKUP([.D232];[$premia.$A$1:.$B$13];2;0)*[.F232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$premia.$A$1:.$B$13];2;0)" office:value-type="float" office:value="0.13" calcext:value-type="float">
            <text:p>0,13</text:p>
          </table:table-cell>
          <table:table-cell table:formula="of:=VLOOKUP([.D233];[$premia.$A$1:.$B$13];2;0)*[.F23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$premia.$A$1:.$B$13];2;0)" office:value-type="float" office:value="0.13" calcext:value-type="float">
            <text:p>0,13</text:p>
          </table:table-cell>
          <table:table-cell table:formula="of:=VLOOKUP([.D234];[$premia.$A$1:.$B$13];2;0)*[.F234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$premia.$A$1:.$B$13];2;0)" office:value-type="float" office:value="0.2" calcext:value-type="float">
            <text:p>0,2</text:p>
          </table:table-cell>
          <table:table-cell table:formula="of:=VLOOKUP([.D235];[$premia.$A$1:.$B$13];2;0)*[.F235]"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$premia.$A$1:.$B$13];2;0)" office:value-type="float" office:value="0.06" calcext:value-type="float">
            <text:p>0,06</text:p>
          </table:table-cell>
          <table:table-cell table:formula="of:=VLOOKUP([.D236];[$premia.$A$1:.$B$13];2;0)*[.F236]" office:value-type="float" office:value="67.2" calcext:value-type="float">
            <text:p>67,2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$premia.$A$1:.$B$13];2;0)" office:value-type="float" office:value="0.08" calcext:value-type="float">
            <text:p>0,08</text:p>
          </table:table-cell>
          <table:table-cell table:formula="of:=VLOOKUP([.D237];[$premia.$A$1:.$B$13];2;0)*[.F237]" office:value-type="float" office:value="118.4" calcext:value-type="float">
            <text:p>118,4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$premia.$A$1:.$B$13];2;0)" office:value-type="float" office:value="0.08" calcext:value-type="float">
            <text:p>0,08</text:p>
          </table:table-cell>
          <table:table-cell table:formula="of:=VLOOKUP([.D238];[$premia.$A$1:.$B$13];2;0)*[.F238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$premia.$A$1:.$B$13];2;0)" office:value-type="float" office:value="0.08" calcext:value-type="float">
            <text:p>0,08</text:p>
          </table:table-cell>
          <table:table-cell table:formula="of:=VLOOKUP([.D239];[$premia.$A$1:.$B$13];2;0)*[.F239]" office:value-type="float" office:value="92.8" calcext:value-type="float">
            <text:p>92,8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$premia.$A$1:.$B$13];2;0)" office:value-type="float" office:value="0.08" calcext:value-type="float">
            <text:p>0,08</text:p>
          </table:table-cell>
          <table:table-cell table:formula="of:=VLOOKUP([.D240];[$premia.$A$1:.$B$13];2;0)*[.F240]" office:value-type="float" office:value="103.2" calcext:value-type="float">
            <text:p>103,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$premia.$A$1:.$B$13];2;0)" office:value-type="float" office:value="0.08" calcext:value-type="float">
            <text:p>0,08</text:p>
          </table:table-cell>
          <table:table-cell table:formula="of:=VLOOKUP([.D241];[$premia.$A$1:.$B$13];2;0)*[.F241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$premia.$A$1:.$B$13];2;0)" office:value-type="float" office:value="0.05" calcext:value-type="float">
            <text:p>0,05</text:p>
          </table:table-cell>
          <table:table-cell table:formula="of:=VLOOKUP([.D242];[$premia.$A$1:.$B$13];2;0)*[.F242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$premia.$A$1:.$B$13];2;0)" office:value-type="float" office:value="0.08" calcext:value-type="float">
            <text:p>0,08</text:p>
          </table:table-cell>
          <table:table-cell table:formula="of:=VLOOKUP([.D243];[$premia.$A$1:.$B$13];2;0)*[.F243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$premia.$A$1:.$B$13];2;0)" office:value-type="float" office:value="0.08" calcext:value-type="float">
            <text:p>0,08</text:p>
          </table:table-cell>
          <table:table-cell table:formula="of:=VLOOKUP([.D244];[$premia.$A$1:.$B$13];2;0)*[.F244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$premia.$A$1:.$B$13];2;0)" office:value-type="float" office:value="0.06" calcext:value-type="float">
            <text:p>0,06</text:p>
          </table:table-cell>
          <table:table-cell table:formula="of:=VLOOKUP([.D245];[$premia.$A$1:.$B$13];2;0)*[.F245]" office:value-type="float" office:value="83.4" calcext:value-type="float">
            <text:p>83,4</text:p>
          </table:table-cell>
        </table:table-row>
        <table:table-row table:style-name="ro1">
          <table:table-cell table:style-name="ce3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$premia.$A$1:.$B$13];2;0)" office:value-type="float" office:value="0.18" calcext:value-type="float">
            <text:p>0,18</text:p>
          </table:table-cell>
          <table:table-cell table:formula="of:=VLOOKUP([.D246];[$premia.$A$1:.$B$13];2;0)*[.F246]" office:value-type="float" office:value="320.4" calcext:value-type="float">
            <text:p>320,4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$premia.$A$1:.$B$13];2;0)" office:value-type="float" office:value="0.08" calcext:value-type="float">
            <text:p>0,08</text:p>
          </table:table-cell>
          <table:table-cell table:formula="of:=VLOOKUP([.D247];[$premia.$A$1:.$B$13];2;0)*[.F247]" office:value-type="float" office:value="100.8" calcext:value-type="float">
            <text:p>100,8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$premia.$A$1:.$B$13];2;0)" office:value-type="float" office:value="0.13" calcext:value-type="float">
            <text:p>0,13</text:p>
          </table:table-cell>
          <table:table-cell table:formula="of:=VLOOKUP([.D248];[$premia.$A$1:.$B$13];2;0)*[.F248]" office:value-type="float" office:value="191.1" calcext:value-type="float">
            <text:p>191,1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$premia.$A$1:.$B$13];2;0)" office:value-type="float" office:value="0.1" calcext:value-type="float">
            <text:p>0,1</text:p>
          </table:table-cell>
          <table:table-cell table:formula="of:=VLOOKUP([.D249];[$premia.$A$1:.$B$13];2;0)*[.F249]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$premia.$A$1:.$B$13];2;0)" office:value-type="float" office:value="0.08" calcext:value-type="float">
            <text:p>0,08</text:p>
          </table:table-cell>
          <table:table-cell table:formula="of:=VLOOKUP([.D250];[$premia.$A$1:.$B$13];2;0)*[.F250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$premia.$A$1:.$B$13];2;0)" office:value-type="float" office:value="0.13" calcext:value-type="float">
            <text:p>0,13</text:p>
          </table:table-cell>
          <table:table-cell table:formula="of:=VLOOKUP([.D251];[$premia.$A$1:.$B$13];2;0)*[.F251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$premia.$A$1:.$B$13];2;0)" office:value-type="float" office:value="0.08" calcext:value-type="float">
            <text:p>0,08</text:p>
          </table:table-cell>
          <table:table-cell table:formula="of:=VLOOKUP([.D252];[$premia.$A$1:.$B$13];2;0)*[.F252]" office:value-type="float" office:value="120.8" calcext:value-type="float">
            <text:p>120,8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$premia.$A$1:.$B$13];2;0)" office:value-type="float" office:value="0.08" calcext:value-type="float">
            <text:p>0,08</text:p>
          </table:table-cell>
          <table:table-cell table:formula="of:=VLOOKUP([.D253];[$premia.$A$1:.$B$13];2;0)*[.F253]" office:value-type="float" office:value="119.2" calcext:value-type="float">
            <text:p>119,2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$premia.$A$1:.$B$13];2;0)" office:value-type="float" office:value="0.08" calcext:value-type="float">
            <text:p>0,08</text:p>
          </table:table-cell>
          <table:table-cell table:formula="of:=VLOOKUP([.D254];[$premia.$A$1:.$B$13];2;0)*[.F254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$premia.$A$1:.$B$13];2;0)" office:value-type="float" office:value="0.08" calcext:value-type="float">
            <text:p>0,08</text:p>
          </table:table-cell>
          <table:table-cell table:formula="of:=VLOOKUP([.D255];[$premia.$A$1:.$B$13];2;0)*[.F255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$premia.$A$1:.$B$13];2;0)" office:value-type="float" office:value="0.08" calcext:value-type="float">
            <text:p>0,08</text:p>
          </table:table-cell>
          <table:table-cell table:formula="of:=VLOOKUP([.D256];[$premia.$A$1:.$B$13];2;0)*[.F256]" office:value-type="float" office:value="102.4" calcext:value-type="float">
            <text:p>102,4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$premia.$A$1:.$B$13];2;0)" office:value-type="float" office:value="0.08" calcext:value-type="float">
            <text:p>0,08</text:p>
          </table:table-cell>
          <table:table-cell table:formula="of:=VLOOKUP([.D257];[$premia.$A$1:.$B$13];2;0)*[.F257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$premia.$A$1:.$B$13];2;0)" office:value-type="float" office:value="0.05" calcext:value-type="float">
            <text:p>0,05</text:p>
          </table:table-cell>
          <table:table-cell table:formula="of:=VLOOKUP([.D258];[$premia.$A$1:.$B$13];2;0)*[.F258]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$premia.$A$1:.$B$13];2;0)" office:value-type="float" office:value="0.05" calcext:value-type="float">
            <text:p>0,05</text:p>
          </table:table-cell>
          <table:table-cell table:formula="of:=VLOOKUP([.D259];[$premia.$A$1:.$B$13];2;0)*[.F259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$premia.$A$1:.$B$13];2;0)" office:value-type="float" office:value="0.1" calcext:value-type="float">
            <text:p>0,1</text:p>
          </table:table-cell>
          <table:table-cell table:formula="of:=VLOOKUP([.D260];[$premia.$A$1:.$B$13];2;0)*[.F260]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$premia.$A$1:.$B$13];2;0)" office:value-type="float" office:value="0.05" calcext:value-type="float">
            <text:p>0,05</text:p>
          </table:table-cell>
          <table:table-cell table:formula="of:=VLOOKUP([.D261];[$premia.$A$1:.$B$13];2;0)*[.F261]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$premia.$A$1:.$B$13];2;0)" office:value-type="float" office:value="0.2" calcext:value-type="float">
            <text:p>0,2</text:p>
          </table:table-cell>
          <table:table-cell table:formula="of:=VLOOKUP([.D262];[$premia.$A$1:.$B$13];2;0)*[.F262]"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$premia.$A$1:.$B$13];2;0)" office:value-type="float" office:value="0.05" calcext:value-type="float">
            <text:p>0,05</text:p>
          </table:table-cell>
          <table:table-cell table:formula="of:=VLOOKUP([.D263];[$premia.$A$1:.$B$13];2;0)*[.F263]" office:value-type="float" office:value="76.5" calcext:value-type="float">
            <text:p>76,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$premia.$A$1:.$B$13];2;0)" office:value-type="float" office:value="0.1" calcext:value-type="float">
            <text:p>0,1</text:p>
          </table:table-cell>
          <table:table-cell table:formula="of:=VLOOKUP([.D264];[$premia.$A$1:.$B$13];2;0)*[.F264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$premia.$A$1:.$B$13];2;0)" office:value-type="float" office:value="0.1" calcext:value-type="float">
            <text:p>0,1</text:p>
          </table:table-cell>
          <table:table-cell table:formula="of:=VLOOKUP([.D265];[$premia.$A$1:.$B$13];2;0)*[.F26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$premia.$A$1:.$B$13];2;0)" office:value-type="float" office:value="0.05" calcext:value-type="float">
            <text:p>0,05</text:p>
          </table:table-cell>
          <table:table-cell table:formula="of:=VLOOKUP([.D266];[$premia.$A$1:.$B$13];2;0)*[.F266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$premia.$A$1:.$B$13];2;0)" office:value-type="float" office:value="0.05" calcext:value-type="float">
            <text:p>0,05</text:p>
          </table:table-cell>
          <table:table-cell table:formula="of:=VLOOKUP([.D267];[$premia.$A$1:.$B$13];2;0)*[.F26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$premia.$A$1:.$B$13];2;0)" office:value-type="float" office:value="0.1" calcext:value-type="float">
            <text:p>0,1</text:p>
          </table:table-cell>
          <table:table-cell table:formula="of:=VLOOKUP([.D268];[$premia.$A$1:.$B$13];2;0)*[.F268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$premia.$A$1:.$B$13];2;0)" office:value-type="float" office:value="0.1" calcext:value-type="float">
            <text:p>0,1</text:p>
          </table:table-cell>
          <table:table-cell table:formula="of:=VLOOKUP([.D269];[$premia.$A$1:.$B$13];2;0)*[.F269]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$premia.$A$1:.$B$13];2;0)" office:value-type="float" office:value="0.1" calcext:value-type="float">
            <text:p>0,1</text:p>
          </table:table-cell>
          <table:table-cell table:formula="of:=VLOOKUP([.D270];[$premia.$A$1:.$B$13];2;0)*[.F270]"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$premia.$A$1:.$B$13];2;0)" office:value-type="float" office:value="0.05" calcext:value-type="float">
            <text:p>0,05</text:p>
          </table:table-cell>
          <table:table-cell table:formula="of:=VLOOKUP([.D271];[$premia.$A$1:.$B$13];2;0)*[.F271]" office:value-type="float" office:value="74" calcext:value-type="float">
            <text:p>74</text:p>
          </table:table-cell>
        </table:table-row>
        <table:table-row table:style-name="ro1">
          <table:table-cell table:style-name="ce3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$premia.$A$1:.$B$13];2;0)" office:value-type="float" office:value="0.18" calcext:value-type="float">
            <text:p>0,18</text:p>
          </table:table-cell>
          <table:table-cell table:formula="of:=VLOOKUP([.D272];[$premia.$A$1:.$B$13];2;0)*[.F272]" office:value-type="float" office:value="311.4" calcext:value-type="float">
            <text:p>311,4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$premia.$A$1:.$B$13];2;0)" office:value-type="float" office:value="0.08" calcext:value-type="float">
            <text:p>0,08</text:p>
          </table:table-cell>
          <table:table-cell table:formula="of:=VLOOKUP([.D273];[$premia.$A$1:.$B$13];2;0)*[.F273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$premia.$A$1:.$B$13];2;0)" office:value-type="float" office:value="0.08" calcext:value-type="float">
            <text:p>0,08</text:p>
          </table:table-cell>
          <table:table-cell table:formula="of:=VLOOKUP([.D274];[$premia.$A$1:.$B$13];2;0)*[.F274]" office:value-type="float" office:value="110.4" calcext:value-type="float">
            <text:p>110,4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$premia.$A$1:.$B$13];2;0)" office:value-type="float" office:value="0.1" calcext:value-type="float">
            <text:p>0,1</text:p>
          </table:table-cell>
          <table:table-cell table:formula="of:=VLOOKUP([.D275];[$premia.$A$1:.$B$13];2;0)*[.F275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$premia.$A$1:.$B$13];2;0)" office:value-type="float" office:value="0.05" calcext:value-type="float">
            <text:p>0,05</text:p>
          </table:table-cell>
          <table:table-cell table:formula="of:=VLOOKUP([.D276];[$premia.$A$1:.$B$13];2;0)*[.F276]"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$premia.$A$1:.$B$13];2;0)" office:value-type="float" office:value="0.06" calcext:value-type="float">
            <text:p>0,06</text:p>
          </table:table-cell>
          <table:table-cell table:formula="of:=VLOOKUP([.D277];[$premia.$A$1:.$B$13];2;0)*[.F277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$premia.$A$1:.$B$13];2;0)" office:value-type="float" office:value="0.05" calcext:value-type="float">
            <text:p>0,05</text:p>
          </table:table-cell>
          <table:table-cell table:formula="of:=VLOOKUP([.D278];[$premia.$A$1:.$B$13];2;0)*[.F278]" office:value-type="float" office:value="60.5" calcext:value-type="float">
            <text:p>60,5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$premia.$A$1:.$B$13];2;0)" office:value-type="float" office:value="0.08" calcext:value-type="float">
            <text:p>0,08</text:p>
          </table:table-cell>
          <table:table-cell table:formula="of:=VLOOKUP([.D279];[$premia.$A$1:.$B$13];2;0)*[.F279]" office:value-type="float" office:value="89.6" calcext:value-type="float">
            <text:p>89,6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$premia.$A$1:.$B$13];2;0)" office:value-type="float" office:value="0.08" calcext:value-type="float">
            <text:p>0,08</text:p>
          </table:table-cell>
          <table:table-cell table:formula="of:=VLOOKUP([.D280];[$premia.$A$1:.$B$13];2;0)*[.F280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$premia.$A$1:.$B$13];2;0)" office:value-type="float" office:value="0.05" calcext:value-type="float">
            <text:p>0,05</text:p>
          </table:table-cell>
          <table:table-cell table:formula="of:=VLOOKUP([.D281];[$premia.$A$1:.$B$13];2;0)*[.F281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$premia.$A$1:.$B$13];2;0)" office:value-type="float" office:value="0.05" calcext:value-type="float">
            <text:p>0,05</text:p>
          </table:table-cell>
          <table:table-cell table:formula="of:=VLOOKUP([.D282];[$premia.$A$1:.$B$13];2;0)*[.F282]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$premia.$A$1:.$B$13];2;0)" office:value-type="float" office:value="0.05" calcext:value-type="float">
            <text:p>0,05</text:p>
          </table:table-cell>
          <table:table-cell table:formula="of:=VLOOKUP([.D283];[$premia.$A$1:.$B$13];2;0)*[.F283]" office:value-type="float" office:value="78.5" calcext:value-type="float">
            <text:p>78,5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$premia.$A$1:.$B$13];2;0)" office:value-type="float" office:value="0.05" calcext:value-type="float">
            <text:p>0,05</text:p>
          </table:table-cell>
          <table:table-cell table:formula="of:=VLOOKUP([.D284];[$premia.$A$1:.$B$13];2;0)*[.F284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$premia.$A$1:.$B$13];2;0)" office:value-type="float" office:value="0.05" calcext:value-type="float">
            <text:p>0,05</text:p>
          </table:table-cell>
          <table:table-cell table:formula="of:=VLOOKUP([.D285];[$premia.$A$1:.$B$13];2;0)*[.F28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$premia.$A$1:.$B$13];2;0)" office:value-type="float" office:value="0.05" calcext:value-type="float">
            <text:p>0,05</text:p>
          </table:table-cell>
          <table:table-cell table:formula="of:=VLOOKUP([.D286];[$premia.$A$1:.$B$13];2;0)*[.F286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$premia.$A$1:.$B$13];2;0)" office:value-type="float" office:value="0.05" calcext:value-type="float">
            <text:p>0,05</text:p>
          </table:table-cell>
          <table:table-cell table:formula="of:=VLOOKUP([.D287];[$premia.$A$1:.$B$13];2;0)*[.F287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$premia.$A$1:.$B$13];2;0)" office:value-type="float" office:value="0.05" calcext:value-type="float">
            <text:p>0,05</text:p>
          </table:table-cell>
          <table:table-cell table:formula="of:=VLOOKUP([.D288];[$premia.$A$1:.$B$13];2;0)*[.F288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$premia.$A$1:.$B$13];2;0)" office:value-type="float" office:value="0.05" calcext:value-type="float">
            <text:p>0,05</text:p>
          </table:table-cell>
          <table:table-cell table:formula="of:=VLOOKUP([.D289];[$premia.$A$1:.$B$13];2;0)*[.F289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$premia.$A$1:.$B$13];2;0)" office:value-type="float" office:value="0.08" calcext:value-type="float">
            <text:p>0,08</text:p>
          </table:table-cell>
          <table:table-cell table:formula="of:=VLOOKUP([.D290];[$premia.$A$1:.$B$13];2;0)*[.F290]" office:value-type="float" office:value="90.4" calcext:value-type="float">
            <text:p>90,4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$premia.$A$1:.$B$13];2;0)" office:value-type="float" office:value="0.05" calcext:value-type="float">
            <text:p>0,05</text:p>
          </table:table-cell>
          <table:table-cell table:formula="of:=VLOOKUP([.D291];[$premia.$A$1:.$B$13];2;0)*[.F291]"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$premia.$A$1:.$B$13];2;0)" office:value-type="float" office:value="0.08" calcext:value-type="float">
            <text:p>0,08</text:p>
          </table:table-cell>
          <table:table-cell table:formula="of:=VLOOKUP([.D292];[$premia.$A$1:.$B$13];2;0)*[.F292]" office:value-type="float" office:value="121.6" calcext:value-type="float">
            <text:p>121,6</text:p>
          </table:table-cell>
        </table:table-row>
        <table:table-row table:style-name="ro1">
          <table:table-cell table:style-name="ce3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$premia.$A$1:.$B$13];2;0)" office:value-type="float" office:value="0.18" calcext:value-type="float">
            <text:p>0,18</text:p>
          </table:table-cell>
          <table:table-cell table:formula="of:=VLOOKUP([.D293];[$premia.$A$1:.$B$13];2;0)*[.F293]" office:value-type="float" office:value="279" calcext:value-type="float">
            <text:p>279</text:p>
          </table:table-cell>
        </table:table-row>
        <table:table-row table:style-name="ro1">
          <table:table-cell table:style-name="ce3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$premia.$A$1:.$B$13];2;0)" office:value-type="float" office:value="0.18" calcext:value-type="float">
            <text:p>0,18</text:p>
          </table:table-cell>
          <table:table-cell table:formula="of:=VLOOKUP([.D294];[$premia.$A$1:.$B$13];2;0)*[.F294]" office:value-type="float" office:value="295.2" calcext:value-type="float">
            <text:p>295,2</text:p>
          </table:table-cell>
        </table:table-row>
        <table:table-row table:style-name="ro1">
          <table:table-cell table:style-name="ce3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$premia.$A$1:.$B$13];2;0)" office:value-type="float" office:value="0.18" calcext:value-type="float">
            <text:p>0,18</text:p>
          </table:table-cell>
          <table:table-cell table:formula="of:=VLOOKUP([.D295];[$premia.$A$1:.$B$13];2;0)*[.F295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$premia.$A$1:.$B$13];2;0)" office:value-type="float" office:value="0.08" calcext:value-type="float">
            <text:p>0,08</text:p>
          </table:table-cell>
          <table:table-cell table:formula="of:=VLOOKUP([.D296];[$premia.$A$1:.$B$13];2;0)*[.F296]" office:value-type="float" office:value="91.2" calcext:value-type="float">
            <text:p>91,2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$premia.$A$1:.$B$13];2;0)" office:value-type="float" office:value="0.08" calcext:value-type="float">
            <text:p>0,08</text:p>
          </table:table-cell>
          <table:table-cell table:formula="of:=VLOOKUP([.D297];[$premia.$A$1:.$B$13];2;0)*[.F297]" office:value-type="float" office:value="88.8" calcext:value-type="float">
            <text:p>88,8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$premia.$A$1:.$B$13];2;0)" office:value-type="float" office:value="0.08" calcext:value-type="float">
            <text:p>0,08</text:p>
          </table:table-cell>
          <table:table-cell table:formula="of:=VLOOKUP([.D298];[$premia.$A$1:.$B$13];2;0)*[.F298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$premia.$A$1:.$B$13];2;0)" office:value-type="float" office:value="0.08" calcext:value-type="float">
            <text:p>0,08</text:p>
          </table:table-cell>
          <table:table-cell table:formula="of:=VLOOKUP([.D299];[$premia.$A$1:.$B$13];2;0)*[.F299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$premia.$A$1:.$B$13];2;0)" office:value-type="float" office:value="0.07" calcext:value-type="float">
            <text:p>0,07</text:p>
          </table:table-cell>
          <table:table-cell table:formula="of:=VLOOKUP([.D300];[$premia.$A$1:.$B$13];2;0)*[.F300]"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$premia.$A$1:.$B$13];2;0)" office:value-type="float" office:value="0.08" calcext:value-type="float">
            <text:p>0,08</text:p>
          </table:table-cell>
          <table:table-cell table:formula="of:=VLOOKUP([.D301];[$premia.$A$1:.$B$13];2;0)*[.F301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$premia.$A$1:.$B$13];2;0)" office:value-type="float" office:value="0.08" calcext:value-type="float">
            <text:p>0,08</text:p>
          </table:table-cell>
          <table:table-cell table:formula="of:=VLOOKUP([.D302];[$premia.$A$1:.$B$13];2;0)*[.F302]" office:value-type="float" office:value="94.4" calcext:value-type="float">
            <text:p>94,4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$premia.$A$1:.$B$13];2;0)" office:value-type="float" office:value="0.08" calcext:value-type="float">
            <text:p>0,08</text:p>
          </table:table-cell>
          <table:table-cell table:formula="of:=VLOOKUP([.D303];[$premia.$A$1:.$B$13];2;0)*[.F303]" office:value-type="float" office:value="125.6" calcext:value-type="float">
            <text:p>125,6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$premia.$A$1:.$B$13];2;0)" office:value-type="float" office:value="0.08" calcext:value-type="float">
            <text:p>0,08</text:p>
          </table:table-cell>
          <table:table-cell table:formula="of:=VLOOKUP([.D304];[$premia.$A$1:.$B$13];2;0)*[.F304]" office:value-type="float" office:value="98.4" calcext:value-type="float">
            <text:p>98,4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$premia.$A$1:.$B$13];2;0)" office:value-type="float" office:value="0.2" calcext:value-type="float">
            <text:p>0,2</text:p>
          </table:table-cell>
          <table:table-cell table:formula="of:=VLOOKUP([.D305];[$premia.$A$1:.$B$13];2;0)*[.F305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$premia.$A$1:.$B$13];2;0)" office:value-type="float" office:value="0.09" calcext:value-type="float">
            <text:p>0,09</text:p>
          </table:table-cell>
          <table:table-cell table:formula="of:=VLOOKUP([.D306];[$premia.$A$1:.$B$13];2;0)*[.F306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$premia.$A$1:.$B$13];2;0)" office:value-type="float" office:value="0.09" calcext:value-type="float">
            <text:p>0,09</text:p>
          </table:table-cell>
          <table:table-cell table:formula="of:=VLOOKUP([.D307];[$premia.$A$1:.$B$13];2;0)*[.F307]" office:value-type="float" office:value="163.8" calcext:value-type="float">
            <text:p>163,8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$premia.$A$1:.$B$13];2;0)" office:value-type="float" office:value="0.09" calcext:value-type="float">
            <text:p>0,09</text:p>
          </table:table-cell>
          <table:table-cell table:formula="of:=VLOOKUP([.D308];[$premia.$A$1:.$B$13];2;0)*[.F308]" office:value-type="float" office:value="153.9" calcext:value-type="float">
            <text:p>153,9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$premia.$A$1:.$B$13];2;0)" office:value-type="float" office:value="0.09" calcext:value-type="float">
            <text:p>0,09</text:p>
          </table:table-cell>
          <table:table-cell table:formula="of:=VLOOKUP([.D309];[$premia.$A$1:.$B$13];2;0)*[.F309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$premia.$A$1:.$B$13];2;0)" office:value-type="float" office:value="0.09" calcext:value-type="float">
            <text:p>0,09</text:p>
          </table:table-cell>
          <table:table-cell table:formula="of:=VLOOKUP([.D310];[$premia.$A$1:.$B$13];2;0)*[.F310]" office:value-type="float" office:value="160.2" calcext:value-type="float">
            <text:p>160,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$premia.$A$1:.$B$13];2;0)" office:value-type="float" office:value="0.09" calcext:value-type="float">
            <text:p>0,09</text:p>
          </table:table-cell>
          <table:table-cell table:formula="of:=VLOOKUP([.D311];[$premia.$A$1:.$B$13];2;0)*[.F311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$premia.$A$1:.$B$13];2;0)" office:value-type="float" office:value="0.08" calcext:value-type="float">
            <text:p>0,08</text:p>
          </table:table-cell>
          <table:table-cell table:formula="of:=VLOOKUP([.D312];[$premia.$A$1:.$B$13];2;0)*[.F312]" office:value-type="float" office:value="114.4" calcext:value-type="float">
            <text:p>114,4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$premia.$A$1:.$B$13];2;0)" office:value-type="float" office:value="0.2" calcext:value-type="float">
            <text:p>0,2</text:p>
          </table:table-cell>
          <table:table-cell table:formula="of:=VLOOKUP([.D313];[$premia.$A$1:.$B$13];2;0)*[.F313]" office:value-type="float" office:value="372" calcext:value-type="float">
            <text:p>372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$premia.$A$1:.$B$13];2;0)" office:value-type="float" office:value="0.08" calcext:value-type="float">
            <text:p>0,08</text:p>
          </table:table-cell>
          <table:table-cell table:formula="of:=VLOOKUP([.D314];[$premia.$A$1:.$B$13];2;0)*[.F314]" office:value-type="float" office:value="95.2" calcext:value-type="float">
            <text:p>95,2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$premia.$A$1:.$B$13];2;0)" office:value-type="float" office:value="0.06" calcext:value-type="float">
            <text:p>0,06</text:p>
          </table:table-cell>
          <table:table-cell table:formula="of:=VLOOKUP([.D315];[$premia.$A$1:.$B$13];2;0)*[.F315]" office:value-type="float" office:value="61.8" calcext:value-type="float">
            <text:p>61,8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$premia.$A$1:.$B$13];2;0)" office:value-type="float" office:value="0.09" calcext:value-type="float">
            <text:p>0,09</text:p>
          </table:table-cell>
          <table:table-cell table:formula="of:=VLOOKUP([.D316];[$premia.$A$1:.$B$13];2;0)*[.F316]" office:value-type="float" office:value="188.1" calcext:value-type="float">
            <text:p>188,1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$premia.$A$1:.$B$13];2;0)" office:value-type="float" office:value="0.06" calcext:value-type="float">
            <text:p>0,06</text:p>
          </table:table-cell>
          <table:table-cell table:formula="of:=VLOOKUP([.D317];[$premia.$A$1:.$B$13];2;0)*[.F317]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$premia.$A$1:.$B$13];2;0)" office:value-type="float" office:value="0.06" calcext:value-type="float">
            <text:p>0,06</text:p>
          </table:table-cell>
          <table:table-cell table:formula="of:=VLOOKUP([.D318];[$premia.$A$1:.$B$13];2;0)*[.F318]" office:value-type="float" office:value="66.6" calcext:value-type="float">
            <text:p>66,6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$premia.$A$1:.$B$13];2;0)" office:value-type="float" office:value="0.06" calcext:value-type="float">
            <text:p>0,06</text:p>
          </table:table-cell>
          <table:table-cell table:formula="of:=VLOOKUP([.D319];[$premia.$A$1:.$B$13];2;0)*[.F319]" office:value-type="float" office:value="74.4" calcext:value-type="float">
            <text:p>74,4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$premia.$A$1:.$B$13];2;0)" office:value-type="float" office:value="0.22" calcext:value-type="float">
            <text:p>0,22</text:p>
          </table:table-cell>
          <table:table-cell table:formula="of:=VLOOKUP([.D320];[$premia.$A$1:.$B$13];2;0)*[.F320]" office:value-type="float" office:value="552.2" calcext:value-type="float">
            <text:p>552,2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$premia.$A$1:.$B$13];2;0)" office:value-type="float" office:value="0.2" calcext:value-type="float">
            <text:p>0,2</text:p>
          </table:table-cell>
          <table:table-cell table:formula="of:=VLOOKUP([.D321];[$premia.$A$1:.$B$13];2;0)*[.F321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$premia.$A$1:.$B$13];2;0)" office:value-type="float" office:value="0.06" calcext:value-type="float">
            <text:p>0,06</text:p>
          </table:table-cell>
          <table:table-cell table:formula="of:=VLOOKUP([.D322];[$premia.$A$1:.$B$13];2;0)*[.F322]" office:value-type="float" office:value="70.2" calcext:value-type="float">
            <text:p>70,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$premia.$A$1:.$B$13];2;0)" office:value-type="float" office:value="0.08" calcext:value-type="float">
            <text:p>0,08</text:p>
          </table:table-cell>
          <table:table-cell table:formula="of:=VLOOKUP([.D323];[$premia.$A$1:.$B$13];2;0)*[.F323]" office:value-type="float" office:value="97.6" calcext:value-type="float">
            <text:p>97,6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$premia.$A$1:.$B$13];2;0)" office:value-type="float" office:value="0.13" calcext:value-type="float">
            <text:p>0,13</text:p>
          </table:table-cell>
          <table:table-cell table:formula="of:=VLOOKUP([.D324];[$premia.$A$1:.$B$13];2;0)*[.F324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$premia.$A$1:.$B$13];2;0)" office:value-type="float" office:value="0.13" calcext:value-type="float">
            <text:p>0,13</text:p>
          </table:table-cell>
          <table:table-cell table:formula="of:=VLOOKUP([.D325];[$premia.$A$1:.$B$13];2;0)*[.F325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$premia.$A$1:.$B$13];2;0)" office:value-type="float" office:value="0.09" calcext:value-type="float">
            <text:p>0,09</text:p>
          </table:table-cell>
          <table:table-cell table:formula="of:=VLOOKUP([.D326];[$premia.$A$1:.$B$13];2;0)*[.F326]" office:value-type="float" office:value="172.8" calcext:value-type="float">
            <text:p>172,8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$premia.$A$1:.$B$13];2;0)" office:value-type="float" office:value="0.08" calcext:value-type="float">
            <text:p>0,08</text:p>
          </table:table-cell>
          <table:table-cell table:formula="of:=VLOOKUP([.D327];[$premia.$A$1:.$B$13];2;0)*[.F327]" office:value-type="float" office:value="123.2" calcext:value-type="float">
            <text:p>123,2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$premia.$A$1:.$B$13];2;0)" office:value-type="float" office:value="0.08" calcext:value-type="float">
            <text:p>0,08</text:p>
          </table:table-cell>
          <table:table-cell table:formula="of:=VLOOKUP([.D328];[$premia.$A$1:.$B$13];2;0)*[.F328]" office:value-type="float" office:value="113.6" calcext:value-type="float">
            <text:p>113,6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$premia.$A$1:.$B$13];2;0)" office:value-type="float" office:value="0.08" calcext:value-type="float">
            <text:p>0,08</text:p>
          </table:table-cell>
          <table:table-cell table:formula="of:=VLOOKUP([.D329];[$premia.$A$1:.$B$13];2;0)*[.F329]" office:value-type="float" office:value="93.6" calcext:value-type="float">
            <text:p>93,6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$premia.$A$1:.$B$13];2;0)" office:value-type="float" office:value="0.08" calcext:value-type="float">
            <text:p>0,08</text:p>
          </table:table-cell>
          <table:table-cell table:formula="of:=VLOOKUP([.D330];[$premia.$A$1:.$B$13];2;0)*[.F330]" office:value-type="float" office:value="122.4" calcext:value-type="float">
            <text:p>122,4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$premia.$A$1:.$B$13];2;0)" office:value-type="float" office:value="0.08" calcext:value-type="float">
            <text:p>0,08</text:p>
          </table:table-cell>
          <table:table-cell table:formula="of:=VLOOKUP([.D331];[$premia.$A$1:.$B$13];2;0)*[.F331]" office:value-type="float" office:value="126.4" calcext:value-type="float">
            <text:p>126,4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$premia.$A$1:.$B$13];2;0)" office:value-type="float" office:value="0.08" calcext:value-type="float">
            <text:p>0,08</text:p>
          </table:table-cell>
          <table:table-cell table:formula="of:=VLOOKUP([.D332];[$premia.$A$1:.$B$13];2;0)*[.F332]" office:value-type="float" office:value="108.8" calcext:value-type="float">
            <text:p>108,8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$premia.$A$1:.$B$13];2;0)" office:value-type="float" office:value="0.08" calcext:value-type="float">
            <text:p>0,08</text:p>
          </table:table-cell>
          <table:table-cell table:formula="of:=VLOOKUP([.D333];[$premia.$A$1:.$B$13];2;0)*[.F333]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$premia.$A$1:.$B$13];2;0)" office:value-type="float" office:value="0.07" calcext:value-type="float">
            <text:p>0,07</text:p>
          </table:table-cell>
          <table:table-cell table:formula="of:=VLOOKUP([.D334];[$premia.$A$1:.$B$13];2;0)*[.F334]" office:value-type="float" office:value="86.8" calcext:value-type="float">
            <text:p>86,8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$premia.$A$1:.$B$13];2;0)" office:value-type="float" office:value="0.13" calcext:value-type="float">
            <text:p>0,13</text:p>
          </table:table-cell>
          <table:table-cell table:formula="of:=VLOOKUP([.D335];[$premia.$A$1:.$B$13];2;0)*[.F335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$premia.$A$1:.$B$13];2;0)" office:value-type="float" office:value="0.07" calcext:value-type="float">
            <text:p>0,07</text:p>
          </table:table-cell>
          <table:table-cell table:formula="of:=VLOOKUP([.D336];[$premia.$A$1:.$B$13];2;0)*[.F336]" office:value-type="float" office:value="101.5" calcext:value-type="float">
            <text:p>101,5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$premia.$A$1:.$B$13];2;0)" office:value-type="float" office:value="0.07" calcext:value-type="float">
            <text:p>0,07</text:p>
          </table:table-cell>
          <table:table-cell table:formula="of:=VLOOKUP([.D337];[$premia.$A$1:.$B$13];2;0)*[.F337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$premia.$A$1:.$B$13];2;0)" office:value-type="float" office:value="0.07" calcext:value-type="float">
            <text:p>0,07</text:p>
          </table:table-cell>
          <table:table-cell table:formula="of:=VLOOKUP([.D338];[$premia.$A$1:.$B$13];2;0)*[.F338]" office:value-type="float" office:value="91.7" calcext:value-type="float">
            <text:p>91,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$premia.$A$1:.$B$13];2;0)" office:value-type="float" office:value="0.07" calcext:value-type="float">
            <text:p>0,07</text:p>
          </table:table-cell>
          <table:table-cell table:formula="of:=VLOOKUP([.D339];[$premia.$A$1:.$B$13];2;0)*[.F339]" office:value-type="float" office:value="111.3" calcext:value-type="float">
            <text:p>111,3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$premia.$A$1:.$B$13];2;0)" office:value-type="float" office:value="0.09" calcext:value-type="float">
            <text:p>0,09</text:p>
          </table:table-cell>
          <table:table-cell table:formula="of:=VLOOKUP([.D340];[$premia.$A$1:.$B$13];2;0)*[.F340]" office:value-type="float" office:value="169.2" calcext:value-type="float">
            <text:p>169,2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$premia.$A$1:.$B$13];2;0)" office:value-type="float" office:value="0.18" calcext:value-type="float">
            <text:p>0,18</text:p>
          </table:table-cell>
          <table:table-cell table:formula="of:=VLOOKUP([.D341];[$premia.$A$1:.$B$13];2;0)*[.F341]" office:value-type="float" office:value="284.4" calcext:value-type="float">
            <text:p>284,4</text:p>
          </table:table-cell>
        </table:table-row>
        <table:table-row table:style-name="ro1">
          <table:table-cell table:style-name="ce3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$premia.$A$1:.$B$13];2;0)" office:value-type="float" office:value="0.18" calcext:value-type="float">
            <text:p>0,18</text:p>
          </table:table-cell>
          <table:table-cell table:formula="of:=VLOOKUP([.D342];[$premia.$A$1:.$B$13];2;0)*[.F342]" office:value-type="float" office:value="331.2" calcext:value-type="float">
            <text:p>331,2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$premia.$A$1:.$B$13];2;0)" office:value-type="float" office:value="0.2" calcext:value-type="float">
            <text:p>0,2</text:p>
          </table:table-cell>
          <table:table-cell table:formula="of:=VLOOKUP([.D343];[$premia.$A$1:.$B$13];2;0)*[.F343]"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$premia.$A$1:.$B$13];2;0)" office:value-type="float" office:value="0.06" calcext:value-type="float">
            <text:p>0,06</text:p>
          </table:table-cell>
          <table:table-cell table:formula="of:=VLOOKUP([.D344];[$premia.$A$1:.$B$13];2;0)*[.F344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$premia.$A$1:.$B$13];2;0)" office:value-type="float" office:value="0.06" calcext:value-type="float">
            <text:p>0,06</text:p>
          </table:table-cell>
          <table:table-cell table:formula="of:=VLOOKUP([.D345];[$premia.$A$1:.$B$13];2;0)*[.F345]" office:value-type="float" office:value="73.2" calcext:value-type="float">
            <text:p>73,2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$premia.$A$1:.$B$13];2;0)" office:value-type="float" office:value="0.06" calcext:value-type="float">
            <text:p>0,06</text:p>
          </table:table-cell>
          <table:table-cell table:formula="of:=VLOOKUP([.D346];[$premia.$A$1:.$B$13];2;0)*[.F346]" office:value-type="float" office:value="65.4" calcext:value-type="float">
            <text:p>65,4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$premia.$A$1:.$B$13];2;0)" office:value-type="float" office:value="0.06" calcext:value-type="float">
            <text:p>0,06</text:p>
          </table:table-cell>
          <table:table-cell table:formula="of:=VLOOKUP([.D347];[$premia.$A$1:.$B$13];2;0)*[.F347]" office:value-type="float" office:value="85.8" calcext:value-type="float">
            <text:p>85,8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$premia.$A$1:.$B$13];2;0)" office:value-type="float" office:value="0.2" calcext:value-type="float">
            <text:p>0,2</text:p>
          </table:table-cell>
          <table:table-cell table:formula="of:=VLOOKUP([.D348];[$premia.$A$1:.$B$13];2;0)*[.F348]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$premia.$A$1:.$B$13];2;0)" office:value-type="float" office:value="0.06" calcext:value-type="float">
            <text:p>0,06</text:p>
          </table:table-cell>
          <table:table-cell table:formula="of:=VLOOKUP([.D349];[$premia.$A$1:.$B$13];2;0)*[.F349]" office:value-type="float" office:value="67.8" calcext:value-type="float">
            <text:p>67,8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$premia.$A$1:.$B$13];2;0)" office:value-type="float" office:value="0.06" calcext:value-type="float">
            <text:p>0,06</text:p>
          </table:table-cell>
          <table:table-cell table:formula="of:=VLOOKUP([.D350];[$premia.$A$1:.$B$13];2;0)*[.F350]" office:value-type="float" office:value="64.8" calcext:value-type="float">
            <text:p>64,8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$premia.$A$1:.$B$13];2;0)" office:value-type="float" office:value="0.06" calcext:value-type="float">
            <text:p>0,06</text:p>
          </table:table-cell>
          <table:table-cell table:formula="of:=VLOOKUP([.D351];[$premia.$A$1:.$B$13];2;0)*[.F351]" office:value-type="float" office:value="89.4" calcext:value-type="float">
            <text:p>89,4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$premia.$A$1:.$B$13];2;0)" office:value-type="float" office:value="0.13" calcext:value-type="float">
            <text:p>0,13</text:p>
          </table:table-cell>
          <table:table-cell table:formula="of:=VLOOKUP([.D352];[$premia.$A$1:.$B$13];2;0)*[.F352]" office:value-type="float" office:value="149.5" calcext:value-type="float">
            <text:p>149,5</text:p>
          </table:table-cell>
        </table:table-row>
        <table:table-row table:style-name="ro1">
          <table:table-cell table:style-name="ce3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$premia.$A$1:.$B$13];2;0)" office:value-type="float" office:value="0.18" calcext:value-type="float">
            <text:p>0,18</text:p>
          </table:table-cell>
          <table:table-cell table:formula="of:=VLOOKUP([.D353];[$premia.$A$1:.$B$13];2;0)*[.F353]" office:value-type="float" office:value="340.2" calcext:value-type="float">
            <text:p>340,2</text:p>
          </table:table-cell>
        </table:table-row>
        <table:table-row table:style-name="ro1">
          <table:table-cell table:style-name="ce3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$premia.$A$1:.$B$13];2;0)" office:value-type="float" office:value="0.18" calcext:value-type="float">
            <text:p>0,18</text:p>
          </table:table-cell>
          <table:table-cell table:formula="of:=VLOOKUP([.D354];[$premia.$A$1:.$B$13];2;0)*[.F354]" office:value-type="float" office:value="358.2" calcext:value-type="float">
            <text:p>358,2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$premia.$A$1:.$B$13];2;0)" office:value-type="float" office:value="0.12" calcext:value-type="float">
            <text:p>0,12</text:p>
          </table:table-cell>
          <table:table-cell table:formula="of:=VLOOKUP([.D355];[$premia.$A$1:.$B$13];2;0)*[.F355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$premia.$A$1:.$B$13];2;0)" office:value-type="float" office:value="0.12" calcext:value-type="float">
            <text:p>0,12</text:p>
          </table:table-cell>
          <table:table-cell table:formula="of:=VLOOKUP([.D356];[$premia.$A$1:.$B$13];2;0)*[.F356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$premia.$A$1:.$B$13];2;0)" office:value-type="float" office:value="0.12" calcext:value-type="float">
            <text:p>0,12</text:p>
          </table:table-cell>
          <table:table-cell table:formula="of:=VLOOKUP([.D357];[$premia.$A$1:.$B$13];2;0)*[.F357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$premia.$A$1:.$B$13];2;0)" office:value-type="float" office:value="0.12" calcext:value-type="float">
            <text:p>0,12</text:p>
          </table:table-cell>
          <table:table-cell table:formula="of:=VLOOKUP([.D358];[$premia.$A$1:.$B$13];2;0)*[.F358]" office:value-type="float" office:value="206.4" calcext:value-type="float">
            <text:p>206,4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$premia.$A$1:.$B$13];2;0)" office:value-type="float" office:value="0.12" calcext:value-type="float">
            <text:p>0,12</text:p>
          </table:table-cell>
          <table:table-cell table:formula="of:=VLOOKUP([.D359];[$premia.$A$1:.$B$13];2;0)*[.F359]" office:value-type="float" office:value="223.2" calcext:value-type="float">
            <text:p>223,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$premia.$A$1:.$B$13];2;0)" office:value-type="float" office:value="0.05" calcext:value-type="float">
            <text:p>0,05</text:p>
          </table:table-cell>
          <table:table-cell table:formula="of:=VLOOKUP([.D360];[$premia.$A$1:.$B$13];2;0)*[.F360]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$premia.$A$1:.$B$13];2;0)" office:value-type="float" office:value="0.1" calcext:value-type="float">
            <text:p>0,1</text:p>
          </table:table-cell>
          <table:table-cell table:formula="of:=VLOOKUP([.D361];[$premia.$A$1:.$B$13];2;0)*[.F361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$premia.$A$1:.$B$13];2;0)" office:value-type="float" office:value="0.05" calcext:value-type="float">
            <text:p>0,05</text:p>
          </table:table-cell>
          <table:table-cell table:formula="of:=VLOOKUP([.D362];[$premia.$A$1:.$B$13];2;0)*[.F362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$premia.$A$1:.$B$13];2;0)" office:value-type="float" office:value="0.05" calcext:value-type="float">
            <text:p>0,05</text:p>
          </table:table-cell>
          <table:table-cell table:formula="of:=VLOOKUP([.D363];[$premia.$A$1:.$B$13];2;0)*[.F363]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$premia.$A$1:.$B$13];2;0)" office:value-type="float" office:value="0.05" calcext:value-type="float">
            <text:p>0,05</text:p>
          </table:table-cell>
          <table:table-cell table:formula="of:=VLOOKUP([.D364];[$premia.$A$1:.$B$13];2;0)*[.F364]" office:value-type="float" office:value="75.5" calcext:value-type="float">
            <text:p>75,5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$premia.$A$1:.$B$13];2;0)" office:value-type="float" office:value="0.05" calcext:value-type="float">
            <text:p>0,05</text:p>
          </table:table-cell>
          <table:table-cell table:formula="of:=VLOOKUP([.D365];[$premia.$A$1:.$B$13];2;0)*[.F365]" office:value-type="float" office:value="79.5" calcext:value-type="float">
            <text:p>79,5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$premia.$A$1:.$B$13];2;0)" office:value-type="float" office:value="0.05" calcext:value-type="float">
            <text:p>0,05</text:p>
          </table:table-cell>
          <table:table-cell table:formula="of:=VLOOKUP([.D366];[$premia.$A$1:.$B$13];2;0)*[.F366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$premia.$A$1:.$B$13];2;0)" office:value-type="float" office:value="0.05" calcext:value-type="float">
            <text:p>0,05</text:p>
          </table:table-cell>
          <table:table-cell table:formula="of:=VLOOKUP([.D367];[$premia.$A$1:.$B$13];2;0)*[.F367]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$premia.$A$1:.$B$13];2;0)" office:value-type="float" office:value="0.05" calcext:value-type="float">
            <text:p>0,05</text:p>
          </table:table-cell>
          <table:table-cell table:formula="of:=VLOOKUP([.D368];[$premia.$A$1:.$B$13];2;0)*[.F368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$premia.$A$1:.$B$13];2;0)" office:value-type="float" office:value="0.05" calcext:value-type="float">
            <text:p>0,05</text:p>
          </table:table-cell>
          <table:table-cell table:formula="of:=VLOOKUP([.D369];[$premia.$A$1:.$B$13];2;0)*[.F369]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$premia.$A$1:.$B$13];2;0)" office:value-type="float" office:value="0.12" calcext:value-type="float">
            <text:p>0,12</text:p>
          </table:table-cell>
          <table:table-cell table:formula="of:=VLOOKUP([.D370];[$premia.$A$1:.$B$13];2;0)*[.F370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$premia.$A$1:.$B$13];2;0)" office:value-type="float" office:value="0.05" calcext:value-type="float">
            <text:p>0,05</text:p>
          </table:table-cell>
          <table:table-cell table:formula="of:=VLOOKUP([.D371];[$premia.$A$1:.$B$13];2;0)*[.F37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$premia.$A$1:.$B$13];2;0)" office:value-type="float" office:value="0.05" calcext:value-type="float">
            <text:p>0,05</text:p>
          </table:table-cell>
          <table:table-cell table:formula="of:=VLOOKUP([.D372];[$premia.$A$1:.$B$13];2;0)*[.F372]" office:value-type="float" office:value="73.5" calcext:value-type="float">
            <text:p>73,5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$premia.$A$1:.$B$13];2;0)" office:value-type="float" office:value="0.05" calcext:value-type="float">
            <text:p>0,05</text:p>
          </table:table-cell>
          <table:table-cell table:formula="of:=VLOOKUP([.D373];[$premia.$A$1:.$B$13];2;0)*[.F373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$premia.$A$1:.$B$13];2;0)" office:value-type="float" office:value="0.2" calcext:value-type="float">
            <text:p>0,2</text:p>
          </table:table-cell>
          <table:table-cell table:formula="of:=VLOOKUP([.D374];[$premia.$A$1:.$B$13];2;0)*[.F374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$premia.$A$1:.$B$13];2;0)" office:value-type="float" office:value="0.1" calcext:value-type="float">
            <text:p>0,1</text:p>
          </table:table-cell>
          <table:table-cell table:formula="of:=VLOOKUP([.D375];[$premia.$A$1:.$B$13];2;0)*[.F375]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$premia.$A$1:.$B$13];2;0)" office:value-type="float" office:value="0.05" calcext:value-type="float">
            <text:p>0,05</text:p>
          </table:table-cell>
          <table:table-cell table:formula="of:=VLOOKUP([.D376];[$premia.$A$1:.$B$13];2;0)*[.F376]"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$premia.$A$1:.$B$13];2;0)" office:value-type="float" office:value="0.2" calcext:value-type="float">
            <text:p>0,2</text:p>
          </table:table-cell>
          <table:table-cell table:formula="of:=VLOOKUP([.D377];[$premia.$A$1:.$B$13];2;0)*[.F377]"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$premia.$A$1:.$B$13];2;0)" office:value-type="float" office:value="0.05" calcext:value-type="float">
            <text:p>0,05</text:p>
          </table:table-cell>
          <table:table-cell table:formula="of:=VLOOKUP([.D378];[$premia.$A$1:.$B$13];2;0)*[.F378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$premia.$A$1:.$B$13];2;0)" office:value-type="float" office:value="0.12" calcext:value-type="float">
            <text:p>0,12</text:p>
          </table:table-cell>
          <table:table-cell table:formula="of:=VLOOKUP([.D379];[$premia.$A$1:.$B$13];2;0)*[.F379]" office:value-type="float" office:value="189.6" calcext:value-type="float">
            <text:p>189,6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$premia.$A$1:.$B$13];2;0)" office:value-type="float" office:value="0.2" calcext:value-type="float">
            <text:p>0,2</text:p>
          </table:table-cell>
          <table:table-cell table:formula="of:=VLOOKUP([.D380];[$premia.$A$1:.$B$13];2;0)*[.F380]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$premia.$A$1:.$B$13];2;0)" office:value-type="float" office:value="0.1" calcext:value-type="float">
            <text:p>0,1</text:p>
          </table:table-cell>
          <table:table-cell table:formula="of:=VLOOKUP([.D381];[$premia.$A$1:.$B$13];2;0)*[.F381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$premia.$A$1:.$B$13];2;0)" office:value-type="float" office:value="0.12" calcext:value-type="float">
            <text:p>0,12</text:p>
          </table:table-cell>
          <table:table-cell table:formula="of:=VLOOKUP([.D382];[$premia.$A$1:.$B$13];2;0)*[.F382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$premia.$A$1:.$B$13];2;0)" office:value-type="float" office:value="0.12" calcext:value-type="float">
            <text:p>0,12</text:p>
          </table:table-cell>
          <table:table-cell table:formula="of:=VLOOKUP([.D383];[$premia.$A$1:.$B$13];2;0)*[.F383]" office:value-type="float" office:value="183.6" calcext:value-type="float">
            <text:p>183,6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$premia.$A$1:.$B$13];2;0)" office:value-type="float" office:value="0.12" calcext:value-type="float">
            <text:p>0,12</text:p>
          </table:table-cell>
          <table:table-cell table:formula="of:=VLOOKUP([.D384];[$premia.$A$1:.$B$13];2;0)*[.F384]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$premia.$A$1:.$B$13];2;0)" office:value-type="float" office:value="0.12" calcext:value-type="float">
            <text:p>0,12</text:p>
          </table:table-cell>
          <table:table-cell table:formula="of:=VLOOKUP([.D385];[$premia.$A$1:.$B$13];2;0)*[.F38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$premia.$A$1:.$B$13];2;0)" office:value-type="float" office:value="0.05" calcext:value-type="float">
            <text:p>0,05</text:p>
          </table:table-cell>
          <table:table-cell table:formula="of:=VLOOKUP([.D386];[$premia.$A$1:.$B$13];2;0)*[.F386]" office:value-type="float" office:value="72.5" calcext:value-type="float">
            <text:p>72,5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$premia.$A$1:.$B$13];2;0)" office:value-type="float" office:value="0.1" calcext:value-type="float">
            <text:p>0,1</text:p>
          </table:table-cell>
          <table:table-cell table:formula="of:=VLOOKUP([.D387];[$premia.$A$1:.$B$13];2;0)*[.F387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$premia.$A$1:.$B$13];2;0)" office:value-type="float" office:value="0.1" calcext:value-type="float">
            <text:p>0,1</text:p>
          </table:table-cell>
          <table:table-cell table:formula="of:=VLOOKUP([.D388];[$premia.$A$1:.$B$13];2;0)*[.F388]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$premia.$A$1:.$B$13];2;0)" office:value-type="float" office:value="0.05" calcext:value-type="float">
            <text:p>0,05</text:p>
          </table:table-cell>
          <table:table-cell table:formula="of:=VLOOKUP([.D389];[$premia.$A$1:.$B$13];2;0)*[.F389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$premia.$A$1:.$B$13];2;0)" office:value-type="float" office:value="0.05" calcext:value-type="float">
            <text:p>0,05</text:p>
          </table:table-cell>
          <table:table-cell table:formula="of:=VLOOKUP([.D390];[$premia.$A$1:.$B$13];2;0)*[.F390]" office:value-type="float" office:value="61.5" calcext:value-type="float">
            <text:p>61,5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$premia.$A$1:.$B$13];2;0)" office:value-type="float" office:value="0.08" calcext:value-type="float">
            <text:p>0,08</text:p>
          </table:table-cell>
          <table:table-cell table:formula="of:=VLOOKUP([.D391];[$premia.$A$1:.$B$13];2;0)*[.F391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$premia.$A$1:.$B$13];2;0)" office:value-type="float" office:value="0.09" calcext:value-type="float">
            <text:p>0,09</text:p>
          </table:table-cell>
          <table:table-cell table:formula="of:=VLOOKUP([.D392];[$premia.$A$1:.$B$13];2;0)*[.F392]" office:value-type="float" office:value="159.3" calcext:value-type="float">
            <text:p>159,3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$premia.$A$1:.$B$13];2;0)" office:value-type="float" office:value="0.1" calcext:value-type="float">
            <text:p>0,1</text:p>
          </table:table-cell>
          <table:table-cell table:formula="of:=VLOOKUP([.D393];[$premia.$A$1:.$B$13];2;0)*[.F393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$premia.$A$1:.$B$13];2;0)" office:value-type="float" office:value="0.07" calcext:value-type="float">
            <text:p>0,07</text:p>
          </table:table-cell>
          <table:table-cell table:formula="of:=VLOOKUP([.D394];[$premia.$A$1:.$B$13];2;0)*[.F394]" office:value-type="float" office:value="106.4" calcext:value-type="float">
            <text:p>106,4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$premia.$A$1:.$B$13];2;0)" office:value-type="float" office:value="0.09" calcext:value-type="float">
            <text:p>0,09</text:p>
          </table:table-cell>
          <table:table-cell table:formula="of:=VLOOKUP([.D395];[$premia.$A$1:.$B$13];2;0)*[.F395]" office:value-type="float" office:value="144.9" calcext:value-type="float">
            <text:p>144,9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$premia.$A$1:.$B$13];2;0)" office:value-type="float" office:value="0.1" calcext:value-type="float">
            <text:p>0,1</text:p>
          </table:table-cell>
          <table:table-cell table:formula="of:=VLOOKUP([.D396];[$premia.$A$1:.$B$13];2;0)*[.F396]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$premia.$A$1:.$B$13];2;0)" office:value-type="float" office:value="0.05" calcext:value-type="float">
            <text:p>0,05</text:p>
          </table:table-cell>
          <table:table-cell table:formula="of:=VLOOKUP([.D397];[$premia.$A$1:.$B$13];2;0)*[.F397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$premia.$A$1:.$B$13];2;0)" office:value-type="float" office:value="0.13" calcext:value-type="float">
            <text:p>0,13</text:p>
          </table:table-cell>
          <table:table-cell table:formula="of:=VLOOKUP([.D398];[$premia.$A$1:.$B$13];2;0)*[.F398]" office:value-type="float" office:value="159.9" calcext:value-type="float">
            <text:p>159,9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$premia.$A$1:.$B$13];2;0)" office:value-type="float" office:value="0.13" calcext:value-type="float">
            <text:p>0,13</text:p>
          </table:table-cell>
          <table:table-cell table:formula="of:=VLOOKUP([.D399];[$premia.$A$1:.$B$13];2;0)*[.F399]" office:value-type="float" office:value="133.9" calcext:value-type="float">
            <text:p>133,9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$premia.$A$1:.$B$13];2;0)" office:value-type="float" office:value="0.13" calcext:value-type="float">
            <text:p>0,13</text:p>
          </table:table-cell>
          <table:table-cell table:formula="of:=VLOOKUP([.D400];[$premia.$A$1:.$B$13];2;0)*[.F400]" office:value-type="float" office:value="148.2" calcext:value-type="float">
            <text:p>148,2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$premia.$A$1:.$B$13];2;0)" office:value-type="float" office:value="0.13" calcext:value-type="float">
            <text:p>0,13</text:p>
          </table:table-cell>
          <table:table-cell table:formula="of:=VLOOKUP([.D401];[$premia.$A$1:.$B$13];2;0)*[.F401]" office:value-type="float" office:value="137.8" calcext:value-type="float">
            <text:p>137,8</text:p>
          </table:table-cell>
        </table:table-row>
        <table:table-row table:style-name="ro1">
          <table:table-cell table:style-name="ce3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$premia.$A$1:.$B$13];2;0)" office:value-type="float" office:value="0.18" calcext:value-type="float">
            <text:p>0,18</text:p>
          </table:table-cell>
          <table:table-cell table:formula="of:=VLOOKUP([.D402];[$premia.$A$1:.$B$13];2;0)*[.F402]" office:value-type="float" office:value="280.8" calcext:value-type="float">
            <text:p>280,8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$premia.$A$1:.$B$13];2;0)" office:value-type="float" office:value="0.05" calcext:value-type="float">
            <text:p>0,05</text:p>
          </table:table-cell>
          <table:table-cell table:formula="of:=VLOOKUP([.D403];[$premia.$A$1:.$B$13];2;0)*[.F403]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$premia.$A$1:.$B$13];2;0)" office:value-type="float" office:value="0.05" calcext:value-type="float">
            <text:p>0,05</text:p>
          </table:table-cell>
          <table:table-cell table:formula="of:=VLOOKUP([.D404];[$premia.$A$1:.$B$13];2;0)*[.F404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$premia.$A$1:.$B$13];2;0)" office:value-type="float" office:value="0.13" calcext:value-type="float">
            <text:p>0,13</text:p>
          </table:table-cell>
          <table:table-cell table:formula="of:=VLOOKUP([.D405];[$premia.$A$1:.$B$13];2;0)*[.F405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$premia.$A$1:.$B$13];2;0)" office:value-type="float" office:value="0.13" calcext:value-type="float">
            <text:p>0,13</text:p>
          </table:table-cell>
          <table:table-cell table:formula="of:=VLOOKUP([.D406];[$premia.$A$1:.$B$13];2;0)*[.F406]" office:value-type="float" office:value="146.9" calcext:value-type="float">
            <text:p>146,9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$premia.$A$1:.$B$13];2;0)" office:value-type="float" office:value="0.05" calcext:value-type="float">
            <text:p>0,05</text:p>
          </table:table-cell>
          <table:table-cell table:formula="of:=VLOOKUP([.D407];[$premia.$A$1:.$B$13];2;0)*[.F407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$premia.$A$1:.$B$13];2;0)" office:value-type="float" office:value="0.13" calcext:value-type="float">
            <text:p>0,13</text:p>
          </table:table-cell>
          <table:table-cell table:formula="of:=VLOOKUP([.D408];[$premia.$A$1:.$B$13];2;0)*[.F408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$premia.$A$1:.$B$13];2;0)" office:value-type="float" office:value="0.13" calcext:value-type="float">
            <text:p>0,13</text:p>
          </table:table-cell>
          <table:table-cell table:formula="of:=VLOOKUP([.D409];[$premia.$A$1:.$B$13];2;0)*[.F409]" office:value-type="float" office:value="162.5" calcext:value-type="float">
            <text:p>162,5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$premia.$A$1:.$B$13];2;0)" office:value-type="float" office:value="0.13" calcext:value-type="float">
            <text:p>0,13</text:p>
          </table:table-cell>
          <table:table-cell table:formula="of:=VLOOKUP([.D410];[$premia.$A$1:.$B$13];2;0)*[.F410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$premia.$A$1:.$B$13];2;0)" office:value-type="float" office:value="0.13" calcext:value-type="float">
            <text:p>0,13</text:p>
          </table:table-cell>
          <table:table-cell table:formula="of:=VLOOKUP([.D411];[$premia.$A$1:.$B$13];2;0)*[.F411]" office:value-type="float" office:value="141.7" calcext:value-type="float">
            <text:p>141,7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$premia.$A$1:.$B$13];2;0)" office:value-type="float" office:value="0.13" calcext:value-type="float">
            <text:p>0,13</text:p>
          </table:table-cell>
          <table:table-cell table:formula="of:=VLOOKUP([.D412];[$premia.$A$1:.$B$13];2;0)*[.F412]" office:value-type="float" office:value="193.7" calcext:value-type="float">
            <text:p>193,7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$premia.$A$1:.$B$13];2;0)" office:value-type="float" office:value="0.13" calcext:value-type="float">
            <text:p>0,13</text:p>
          </table:table-cell>
          <table:table-cell table:formula="of:=VLOOKUP([.D413];[$premia.$A$1:.$B$13];2;0)*[.F413]" office:value-type="float" office:value="174.2" calcext:value-type="float">
            <text:p>174,2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$premia.$A$1:.$B$13];2;0)" office:value-type="float" office:value="0.13" calcext:value-type="float">
            <text:p>0,13</text:p>
          </table:table-cell>
          <table:table-cell table:formula="of:=VLOOKUP([.D414];[$premia.$A$1:.$B$13];2;0)*[.F414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$premia.$A$1:.$B$13];2;0)" office:value-type="float" office:value="0.2" calcext:value-type="float">
            <text:p>0,2</text:p>
          </table:table-cell>
          <table:table-cell table:formula="of:=VLOOKUP([.D415];[$premia.$A$1:.$B$13];2;0)*[.F415]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$premia.$A$1:.$B$13];2;0)" office:value-type="float" office:value="0.13" calcext:value-type="float">
            <text:p>0,13</text:p>
          </table:table-cell>
          <table:table-cell table:formula="of:=VLOOKUP([.D416];[$premia.$A$1:.$B$13];2;0)*[.F416]" office:value-type="float" office:value="135.2" calcext:value-type="float">
            <text:p>135,2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$premia.$A$1:.$B$13];2;0)" office:value-type="float" office:value="0.13" calcext:value-type="float">
            <text:p>0,13</text:p>
          </table:table-cell>
          <table:table-cell table:formula="of:=VLOOKUP([.D417];[$premia.$A$1:.$B$13];2;0)*[.F417]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$premia.$A$1:.$B$13];2;0)" office:value-type="float" office:value="0.13" calcext:value-type="float">
            <text:p>0,13</text:p>
          </table:table-cell>
          <table:table-cell table:formula="of:=VLOOKUP([.D418];[$premia.$A$1:.$B$13];2;0)*[.F418]" office:value-type="float" office:value="185.9" calcext:value-type="float">
            <text:p>185,9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$premia.$A$1:.$B$13];2;0)" office:value-type="float" office:value="0.13" calcext:value-type="float">
            <text:p>0,13</text:p>
          </table:table-cell>
          <table:table-cell table:formula="of:=VLOOKUP([.D419];[$premia.$A$1:.$B$13];2;0)*[.F419]" office:value-type="float" office:value="132.6" calcext:value-type="float">
            <text:p>132,6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$premia.$A$1:.$B$13];2;0)" office:value-type="float" office:value="0.1" calcext:value-type="float">
            <text:p>0,1</text:p>
          </table:table-cell>
          <table:table-cell table:formula="of:=VLOOKUP([.D420];[$premia.$A$1:.$B$13];2;0)*[.F420]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$premia.$A$1:.$B$13];2;0)" office:value-type="float" office:value="0.13" calcext:value-type="float">
            <text:p>0,13</text:p>
          </table:table-cell>
          <table:table-cell table:formula="of:=VLOOKUP([.D421];[$premia.$A$1:.$B$13];2;0)*[.F421]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$premia.$A$1:.$B$13];2;0)" office:value-type="float" office:value="0.1" calcext:value-type="float">
            <text:p>0,1</text:p>
          </table:table-cell>
          <table:table-cell table:formula="of:=VLOOKUP([.D422];[$premia.$A$1:.$B$13];2;0)*[.F42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$premia.$A$1:.$B$13];2;0)" office:value-type="float" office:value="0.13" calcext:value-type="float">
            <text:p>0,13</text:p>
          </table:table-cell>
          <table:table-cell table:formula="of:=VLOOKUP([.D423];[$premia.$A$1:.$B$13];2;0)*[.F423]" office:value-type="float" office:value="152.1" calcext:value-type="float">
            <text:p>152,1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$premia.$A$1:.$B$13];2;0)" office:value-type="float" office:value="0.05" calcext:value-type="float">
            <text:p>0,05</text:p>
          </table:table-cell>
          <table:table-cell table:formula="of:=VLOOKUP([.D424];[$premia.$A$1:.$B$13];2;0)*[.F424]" office:value-type="float" office:value="63.5" calcext:value-type="float">
            <text:p>63,5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$premia.$A$1:.$B$13];2;0)" office:value-type="float" office:value="0.1" calcext:value-type="float">
            <text:p>0,1</text:p>
          </table:table-cell>
          <table:table-cell table:formula="of:=VLOOKUP([.D425];[$premia.$A$1:.$B$13];2;0)*[.F425]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$premia.$A$1:.$B$13];2;0)" office:value-type="float" office:value="0.13" calcext:value-type="float">
            <text:p>0,13</text:p>
          </table:table-cell>
          <table:table-cell table:formula="of:=VLOOKUP([.D426];[$premia.$A$1:.$B$13];2;0)*[.F426]" office:value-type="float" office:value="131.3" calcext:value-type="float">
            <text:p>131,3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$premia.$A$1:.$B$13];2;0)" office:value-type="float" office:value="0.05" calcext:value-type="float">
            <text:p>0,05</text:p>
          </table:table-cell>
          <table:table-cell table:formula="of:=VLOOKUP([.D427];[$premia.$A$1:.$B$13];2;0)*[.F427]" office:value-type="float" office:value="68.5" calcext:value-type="float">
            <text:p>68,5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$premia.$A$1:.$B$13];2;0)" office:value-type="float" office:value="0.05" calcext:value-type="float">
            <text:p>0,05</text:p>
          </table:table-cell>
          <table:table-cell table:formula="of:=VLOOKUP([.D428];[$premia.$A$1:.$B$13];2;0)*[.F428]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$premia.$A$1:.$B$13];2;0)" office:value-type="float" office:value="0.13" calcext:value-type="float">
            <text:p>0,13</text:p>
          </table:table-cell>
          <table:table-cell table:formula="of:=VLOOKUP([.D429];[$premia.$A$1:.$B$13];2;0)*[.F429]" office:value-type="float" office:value="161.2" calcext:value-type="float">
            <text:p>161,2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$premia.$A$1:.$B$13];2;0)" office:value-type="float" office:value="0.13" calcext:value-type="float">
            <text:p>0,13</text:p>
          </table:table-cell>
          <table:table-cell table:formula="of:=VLOOKUP([.D430];[$premia.$A$1:.$B$13];2;0)*[.F430]" office:value-type="float" office:value="136.5" calcext:value-type="float">
            <text:p>136,5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$premia.$A$1:.$B$13];2;0)" office:value-type="float" office:value="0.13" calcext:value-type="float">
            <text:p>0,13</text:p>
          </table:table-cell>
          <table:table-cell table:formula="of:=VLOOKUP([.D431];[$premia.$A$1:.$B$13];2;0)*[.F431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$premia.$A$1:.$B$13];2;0)" office:value-type="float" office:value="0.13" calcext:value-type="float">
            <text:p>0,13</text:p>
          </table:table-cell>
          <table:table-cell table:formula="of:=VLOOKUP([.D432];[$premia.$A$1:.$B$13];2;0)*[.F432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$premia.$A$1:.$B$13];2;0)" office:value-type="float" office:value="0.2" calcext:value-type="float">
            <text:p>0,2</text:p>
          </table:table-cell>
          <table:table-cell table:formula="of:=VLOOKUP([.D433];[$premia.$A$1:.$B$13];2;0)*[.F433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$premia.$A$1:.$B$13];2;0)" office:value-type="float" office:value="0.13" calcext:value-type="float">
            <text:p>0,13</text:p>
          </table:table-cell>
          <table:table-cell table:formula="of:=VLOOKUP([.D434];[$premia.$A$1:.$B$13];2;0)*[.F434]" office:value-type="float" office:value="140.4" calcext:value-type="float">
            <text:p>140,4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$premia.$A$1:.$B$13];2;0)" office:value-type="float" office:value="0.13" calcext:value-type="float">
            <text:p>0,13</text:p>
          </table:table-cell>
          <table:table-cell table:formula="of:=VLOOKUP([.D435];[$premia.$A$1:.$B$13];2;0)*[.F435]" office:value-type="float" office:value="172.9" calcext:value-type="float">
            <text:p>172,9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$premia.$A$1:.$B$13];2;0)" office:value-type="float" office:value="0.13" calcext:value-type="float">
            <text:p>0,13</text:p>
          </table:table-cell>
          <table:table-cell table:formula="of:=VLOOKUP([.D436];[$premia.$A$1:.$B$13];2;0)*[.F436]" office:value-type="float" office:value="150.8" calcext:value-type="float">
            <text:p>150,8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$premia.$A$1:.$B$13];2;0)" office:value-type="float" office:value="0.13" calcext:value-type="float">
            <text:p>0,13</text:p>
          </table:table-cell>
          <table:table-cell table:formula="of:=VLOOKUP([.D437];[$premia.$A$1:.$B$13];2;0)*[.F437]" office:value-type="float" office:value="187.2" calcext:value-type="float">
            <text:p>187,2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$premia.$A$1:.$B$13];2;0)" office:value-type="float" office:value="0.13" calcext:value-type="float">
            <text:p>0,13</text:p>
          </table:table-cell>
          <table:table-cell table:formula="of:=VLOOKUP([.D438];[$premia.$A$1:.$B$13];2;0)*[.F438]" office:value-type="float" office:value="166.4" calcext:value-type="float">
            <text:p>166,4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$premia.$A$1:.$B$13];2;0)" office:value-type="float" office:value="0.1" calcext:value-type="float">
            <text:p>0,1</text:p>
          </table:table-cell>
          <table:table-cell table:formula="of:=VLOOKUP([.D439];[$premia.$A$1:.$B$13];2;0)*[.F439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$premia.$A$1:.$B$13];2;0)" office:value-type="float" office:value="0.13" calcext:value-type="float">
            <text:p>0,13</text:p>
          </table:table-cell>
          <table:table-cell table:formula="of:=VLOOKUP([.D440];[$premia.$A$1:.$B$13];2;0)*[.F440]" office:value-type="float" office:value="176.8" calcext:value-type="float">
            <text:p>176,8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$premia.$A$1:.$B$13];2;0)" office:value-type="float" office:value="0.1" calcext:value-type="float">
            <text:p>0,1</text:p>
          </table:table-cell>
          <table:table-cell table:formula="of:=VLOOKUP([.D441];[$premia.$A$1:.$B$13];2;0)*[.F441]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$premia.$A$1:.$B$13];2;0)" office:value-type="float" office:value="0.1" calcext:value-type="float">
            <text:p>0,1</text:p>
          </table:table-cell>
          <table:table-cell table:formula="of:=VLOOKUP([.D442];[$premia.$A$1:.$B$13];2;0)*[.F442]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$premia.$A$1:.$B$13];2;0)" office:value-type="float" office:value="0.05" calcext:value-type="float">
            <text:p>0,05</text:p>
          </table:table-cell>
          <table:table-cell table:formula="of:=VLOOKUP([.D443];[$premia.$A$1:.$B$13];2;0)*[.F443]" office:value-type="float" office:value="77.5" calcext:value-type="float">
            <text:p>77,5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$premia.$A$1:.$B$13];2;0)" office:value-type="float" office:value="0.05" calcext:value-type="float">
            <text:p>0,05</text:p>
          </table:table-cell>
          <table:table-cell table:formula="of:=VLOOKUP([.D444];[$premia.$A$1:.$B$13];2;0)*[.F444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$premia.$A$1:.$B$13];2;0)" office:value-type="float" office:value="0.05" calcext:value-type="float">
            <text:p>0,05</text:p>
          </table:table-cell>
          <table:table-cell table:formula="of:=VLOOKUP([.D445];[$premia.$A$1:.$B$13];2;0)*[.F445]" office:value-type="float" office:value="65.5" calcext:value-type="float">
            <text:p>65,5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$premia.$A$1:.$B$13];2;0)" office:value-type="float" office:value="0.05" calcext:value-type="float">
            <text:p>0,05</text:p>
          </table:table-cell>
          <table:table-cell table:formula="of:=VLOOKUP([.D446];[$premia.$A$1:.$B$13];2;0)*[.F446]" office:value-type="float" office:value="74.5" calcext:value-type="float">
            <text:p>74,5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$premia.$A$1:.$B$13];2;0)" office:value-type="float" office:value="0.05" calcext:value-type="float">
            <text:p>0,05</text:p>
          </table:table-cell>
          <table:table-cell table:formula="of:=VLOOKUP([.D447];[$premia.$A$1:.$B$13];2;0)*[.F447]" office:value-type="float" office:value="64.5" calcext:value-type="float">
            <text:p>64,5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$premia.$A$1:.$B$13];2;0)" office:value-type="float" office:value="0.05" calcext:value-type="float">
            <text:p>0,05</text:p>
          </table:table-cell>
          <table:table-cell table:formula="of:=VLOOKUP([.D448];[$premia.$A$1:.$B$13];2;0)*[.F448]" office:value-type="float" office:value="59.5" calcext:value-type="float">
            <text:p>59,5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$premia.$A$1:.$B$13];2;0)" office:value-type="float" office:value="0.12" calcext:value-type="float">
            <text:p>0,12</text:p>
          </table:table-cell>
          <table:table-cell table:formula="of:=VLOOKUP([.D449];[$premia.$A$1:.$B$13];2;0)*[.F449]" office:value-type="float" office:value="229.2" calcext:value-type="float">
            <text:p>229,2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$premia.$A$1:.$B$13];2;0)" office:value-type="float" office:value="0.12" calcext:value-type="float">
            <text:p>0,12</text:p>
          </table:table-cell>
          <table:table-cell table:formula="of:=VLOOKUP([.D450];[$premia.$A$1:.$B$13];2;0)*[.F450]" office:value-type="float" office:value="214.8" calcext:value-type="float">
            <text:p>214,8</text:p>
          </table:table-cell>
        </table:table-row>
        <table:table-row table:style-name="ro1">
          <table:table-cell table:style-name="ce3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$premia.$A$1:.$B$13];2;0)" office:value-type="float" office:value="0.18" calcext:value-type="float">
            <text:p>0,18</text:p>
          </table:table-cell>
          <table:table-cell table:formula="of:=VLOOKUP([.D451];[$premia.$A$1:.$B$13];2;0)*[.F451]" office:value-type="float" office:value="343.8" calcext:value-type="float">
            <text:p>343,8</text:p>
          </table:table-cell>
        </table:table-row>
        <table:table-row table:style-name="ro1">
          <table:table-cell table:style-name="ce3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$premia.$A$1:.$B$13];2;0)" office:value-type="float" office:value="0.18" calcext:value-type="float">
            <text:p>0,18</text:p>
          </table:table-cell>
          <table:table-cell table:formula="of:=VLOOKUP([.D452];[$premia.$A$1:.$B$13];2;0)*[.F452]" office:value-type="float" office:value="289.8" calcext:value-type="float">
            <text:p>289,8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$premia.$A$1:.$B$13];2;0)" office:value-type="float" office:value="0.13" calcext:value-type="float">
            <text:p>0,13</text:p>
          </table:table-cell>
          <table:table-cell table:formula="of:=VLOOKUP([.D453];[$premia.$A$1:.$B$13];2;0)*[.F453]" office:value-type="float" office:value="139.1" calcext:value-type="float">
            <text:p>139,1</text:p>
          </table:table-cell>
        </table:table-row>
        <table:table-row table:style-name="ro1">
          <table:table-cell table:style-name="ce3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$premia.$A$1:.$B$13];2;0)" office:value-type="float" office:value="0.18" calcext:value-type="float">
            <text:p>0,18</text:p>
          </table:table-cell>
          <table:table-cell table:formula="of:=VLOOKUP([.D454];[$premia.$A$1:.$B$13];2;0)*[.F454]" office:value-type="float" office:value="309.6" calcext:value-type="float">
            <text:p>309,6</text:p>
          </table:table-cell>
        </table:table-row>
        <table:table-row table:style-name="ro1">
          <table:table-cell table:style-name="ce3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$premia.$A$1:.$B$13];2;0)" office:value-type="float" office:value="0.18" calcext:value-type="float">
            <text:p>0,18</text:p>
          </table:table-cell>
          <table:table-cell table:formula="of:=VLOOKUP([.D455];[$premia.$A$1:.$B$13];2;0)*[.F455]" office:value-type="float" office:value="277.2" calcext:value-type="float">
            <text:p>277,2</text:p>
          </table:table-cell>
        </table:table-row>
        <table:table-row table:style-name="ro1">
          <table:table-cell table:style-name="ce3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$premia.$A$1:.$B$13];2;0)" office:value-type="float" office:value="0.18" calcext:value-type="float">
            <text:p>0,18</text:p>
          </table:table-cell>
          <table:table-cell table:formula="of:=VLOOKUP([.D456];[$premia.$A$1:.$B$13];2;0)*[.F456]" office:value-type="float" office:value="300.6" calcext:value-type="float">
            <text:p>300,6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$premia.$A$1:.$B$13];2;0)" office:value-type="float" office:value="0.2" calcext:value-type="float">
            <text:p>0,2</text:p>
          </table:table-cell>
          <table:table-cell table:formula="of:=VLOOKUP([.D457];[$premia.$A$1:.$B$13];2;0)*[.F457]" office:value-type="float" office:value="382" calcext:value-type="float">
            <text:p>382</text:p>
          </table:table-cell>
        </table:table-row>
        <table:table-row table:style-name="ro1">
          <table:table-cell table:style-name="ce3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$premia.$A$1:.$B$13];2;0)" office:value-type="float" office:value="0.18" calcext:value-type="float">
            <text:p>0,18</text:p>
          </table:table-cell>
          <table:table-cell table:formula="of:=VLOOKUP([.D458];[$premia.$A$1:.$B$13];2;0)*[.F458]" office:value-type="float" office:value="340.2" calcext:value-type="float">
            <text:p>340,2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$premia.$A$1:.$B$13];2;0)" office:value-type="float" office:value="0.12" calcext:value-type="float">
            <text:p>0,12</text:p>
          </table:table-cell>
          <table:table-cell table:formula="of:=VLOOKUP([.D459];[$premia.$A$1:.$B$13];2;0)*[.F459]" office:value-type="float" office:value="184.8" calcext:value-type="float">
            <text:p>184,8</text:p>
          </table:table-cell>
        </table:table-row>
        <table:table-row table:style-name="ro1">
          <table:table-cell table:style-name="ce3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$premia.$A$1:.$B$13];2;0)" office:value-type="float" office:value="0.18" calcext:value-type="float">
            <text:p>0,18</text:p>
          </table:table-cell>
          <table:table-cell table:formula="of:=VLOOKUP([.D460];[$premia.$A$1:.$B$13];2;0)*[.F460]" office:value-type="float" office:value="333" calcext:value-type="float">
            <text:p>333</text:p>
          </table:table-cell>
        </table:table-row>
        <table:table-row table:style-name="ro1">
          <table:table-cell table:style-name="ce3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$premia.$A$1:.$B$13];2;0)" office:value-type="float" office:value="0.18" calcext:value-type="float">
            <text:p>0,18</text:p>
          </table:table-cell>
          <table:table-cell table:formula="of:=VLOOKUP([.D461];[$premia.$A$1:.$B$13];2;0)*[.F461]" office:value-type="float" office:value="338.4" calcext:value-type="float">
            <text:p>338,4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$premia.$A$1:.$B$13];2;0)" office:value-type="float" office:value="0.2" calcext:value-type="float">
            <text:p>0,2</text:p>
          </table:table-cell>
          <table:table-cell table:formula="of:=VLOOKUP([.D462];[$premia.$A$1:.$B$13];2;0)*[.F462]"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$premia.$A$1:.$B$13];2;0)" office:value-type="float" office:value="0.06" calcext:value-type="float">
            <text:p>0,06</text:p>
          </table:table-cell>
          <table:table-cell table:formula="of:=VLOOKUP([.D463];[$premia.$A$1:.$B$13];2;0)*[.F463]" office:value-type="float" office:value="72.6" calcext:value-type="float">
            <text:p>72,6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$premia.$A$1:.$B$13];2;0)" office:value-type="float" office:value="0.13" calcext:value-type="float">
            <text:p>0,13</text:p>
          </table:table-cell>
          <table:table-cell table:formula="of:=VLOOKUP([.D464];[$premia.$A$1:.$B$13];2;0)*[.F464]" office:value-type="float" office:value="149.5" calcext:value-type="float">
            <text:p>149,5</text:p>
          </table:table-cell>
        </table:table-row>
        <table:table-row table:style-name="ro1">
          <table:table-cell table:style-name="ce3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$premia.$A$1:.$B$13];2;0)" office:value-type="float" office:value="0.18" calcext:value-type="float">
            <text:p>0,18</text:p>
          </table:table-cell>
          <table:table-cell table:formula="of:=VLOOKUP([.D465];[$premia.$A$1:.$B$13];2;0)*[.F465]" office:value-type="float" office:value="293.4" calcext:value-type="float">
            <text:p>293,4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$premia.$A$1:.$B$13];2;0)" office:value-type="float" office:value="0.06" calcext:value-type="float">
            <text:p>0,06</text:p>
          </table:table-cell>
          <table:table-cell table:formula="of:=VLOOKUP([.D466];[$premia.$A$1:.$B$13];2;0)*[.F466]" office:value-type="float" office:value="78.6" calcext:value-type="float">
            <text:p>78,6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$premia.$A$1:.$B$13];2;0)" office:value-type="float" office:value="0.06" calcext:value-type="float">
            <text:p>0,06</text:p>
          </table:table-cell>
          <table:table-cell table:formula="of:=VLOOKUP([.D467];[$premia.$A$1:.$B$13];2;0)*[.F467]" office:value-type="float" office:value="75.6" calcext:value-type="float">
            <text:p>75,6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$premia.$A$1:.$B$13];2;0)" office:value-type="float" office:value="0.13" calcext:value-type="float">
            <text:p>0,13</text:p>
          </table:table-cell>
          <table:table-cell table:formula="of:=VLOOKUP([.D468];[$premia.$A$1:.$B$13];2;0)*[.F468]" office:value-type="float" office:value="170.3" calcext:value-type="float">
            <text:p>170,3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$premia.$A$1:.$B$13];2;0)" office:value-type="float" office:value="0.13" calcext:value-type="float">
            <text:p>0,13</text:p>
          </table:table-cell>
          <table:table-cell table:formula="of:=VLOOKUP([.D469];[$premia.$A$1:.$B$13];2;0)*[.F469]" office:value-type="float" office:value="184.6" calcext:value-type="float">
            <text:p>184,6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$premia.$A$1:.$B$13];2;0)" office:value-type="float" office:value="0.13" calcext:value-type="float">
            <text:p>0,13</text:p>
          </table:table-cell>
          <table:table-cell table:formula="of:=VLOOKUP([.D470];[$premia.$A$1:.$B$13];2;0)*[.F470]" office:value-type="float" office:value="191.1" calcext:value-type="float">
            <text:p>191,1</text:p>
          </table:table-cell>
        </table:table-row>
        <table:table-row table:style-name="ro1">
          <table:table-cell table:style-name="ce3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$premia.$A$1:.$B$13];2;0)" office:value-type="float" office:value="0.18" calcext:value-type="float">
            <text:p>0,18</text:p>
          </table:table-cell>
          <table:table-cell table:formula="of:=VLOOKUP([.D471];[$premia.$A$1:.$B$13];2;0)*[.F471]" office:value-type="float" office:value="302.4" calcext:value-type="float">
            <text:p>302,4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$premia.$A$1:.$B$13];2;0)" office:value-type="float" office:value="0.12" calcext:value-type="float">
            <text:p>0,12</text:p>
          </table:table-cell>
          <table:table-cell table:formula="of:=VLOOKUP([.D472];[$premia.$A$1:.$B$13];2;0)*[.F472]" office:value-type="float" office:value="234" calcext:value-type="float">
            <text:p>234</text:p>
          </table:table-cell>
        </table:table-row>
        <table:table-row table:style-name="ro1">
          <table:table-cell table:style-name="ce3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$premia.$A$1:.$B$13];2;0)" office:value-type="float" office:value="0.18" calcext:value-type="float">
            <text:p>0,18</text:p>
          </table:table-cell>
          <table:table-cell table:formula="of:=VLOOKUP([.D473];[$premia.$A$1:.$B$13];2;0)*[.F473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$premia.$A$1:.$B$13];2;0)" office:value-type="float" office:value="0.12" calcext:value-type="float">
            <text:p>0,12</text:p>
          </table:table-cell>
          <table:table-cell table:formula="of:=VLOOKUP([.D474];[$premia.$A$1:.$B$13];2;0)*[.F474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$premia.$A$1:.$B$13];2;0)" office:value-type="float" office:value="0.12" calcext:value-type="float">
            <text:p>0,12</text:p>
          </table:table-cell>
          <table:table-cell table:formula="of:=VLOOKUP([.D475];[$premia.$A$1:.$B$13];2;0)*[.F475]" office:value-type="float" office:value="235.2" calcext:value-type="float">
            <text:p>235,2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$premia.$A$1:.$B$13];2;0)" office:value-type="float" office:value="0.12" calcext:value-type="float">
            <text:p>0,12</text:p>
          </table:table-cell>
          <table:table-cell table:formula="of:=VLOOKUP([.D476];[$premia.$A$1:.$B$13];2;0)*[.F476]"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$premia.$A$1:.$B$13];2;0)" office:value-type="float" office:value="0.12" calcext:value-type="float">
            <text:p>0,12</text:p>
          </table:table-cell>
          <table:table-cell table:formula="of:=VLOOKUP([.D477];[$premia.$A$1:.$B$13];2;0)*[.F477]" office:value-type="float" office:value="195.6" calcext:value-type="float">
            <text:p>195,6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$premia.$A$1:.$B$13];2;0)" office:value-type="float" office:value="0.12" calcext:value-type="float">
            <text:p>0,12</text:p>
          </table:table-cell>
          <table:table-cell table:formula="of:=VLOOKUP([.D478];[$premia.$A$1:.$B$13];2;0)*[.F478]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$premia.$A$1:.$B$13];2;0)" office:value-type="float" office:value="0.2" calcext:value-type="float">
            <text:p>0,2</text:p>
          </table:table-cell>
          <table:table-cell table:formula="of:=VLOOKUP([.D479];[$premia.$A$1:.$B$13];2;0)*[.F479]"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$premia.$A$1:.$B$13];2;0)" office:value-type="float" office:value="0.12" calcext:value-type="float">
            <text:p>0,12</text:p>
          </table:table-cell>
          <table:table-cell table:formula="of:=VLOOKUP([.D480];[$premia.$A$1:.$B$13];2;0)*[.F480]" office:value-type="float" office:value="193.2" calcext:value-type="float">
            <text:p>193,2</text:p>
          </table:table-cell>
        </table:table-row>
        <table:table-row table:style-name="ro1">
          <table:table-cell table:style-name="ce3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$premia.$A$1:.$B$13];2;0)" office:value-type="float" office:value="0.18" calcext:value-type="float">
            <text:p>0,18</text:p>
          </table:table-cell>
          <table:table-cell table:formula="of:=VLOOKUP([.D481];[$premia.$A$1:.$B$13];2;0)*[.F481]" office:value-type="float" office:value="277.2" calcext:value-type="float">
            <text:p>277,2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$premia.$A$1:.$B$13];2;0)" office:value-type="float" office:value="0.1" calcext:value-type="float">
            <text:p>0,1</text:p>
          </table:table-cell>
          <table:table-cell table:formula="of:=VLOOKUP([.D482];[$premia.$A$1:.$B$13];2;0)*[.F482]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$premia.$A$1:.$B$13];2;0)" office:value-type="float" office:value="0.12" calcext:value-type="float">
            <text:p>0,12</text:p>
          </table:table-cell>
          <table:table-cell table:formula="of:=VLOOKUP([.D483];[$premia.$A$1:.$B$13];2;0)*[.F483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$premia.$A$1:.$B$13];2;0)" office:value-type="float" office:value="0.12" calcext:value-type="float">
            <text:p>0,12</text:p>
          </table:table-cell>
          <table:table-cell table:formula="of:=VLOOKUP([.D484];[$premia.$A$1:.$B$13];2;0)*[.F48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$premia.$A$1:.$B$13];2;0)" office:value-type="float" office:value="0.2" calcext:value-type="float">
            <text:p>0,2</text:p>
          </table:table-cell>
          <table:table-cell table:formula="of:=VLOOKUP([.D485];[$premia.$A$1:.$B$13];2;0)*[.F485]" office:value-type="float" office:value="346" calcext:value-type="float">
            <text:p>346</text:p>
          </table:table-cell>
        </table:table-row>
        <table:table-row table:style-name="ro1">
          <table:table-cell table:style-name="ce3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$premia.$A$1:.$B$13];2;0)" office:value-type="float" office:value="0.18" calcext:value-type="float">
            <text:p>0,18</text:p>
          </table:table-cell>
          <table:table-cell table:formula="of:=VLOOKUP([.D486];[$premia.$A$1:.$B$13];2;0)*[.F486]" office:value-type="float" office:value="275.4" calcext:value-type="float">
            <text:p>275,4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$premia.$A$1:.$B$13];2;0)" office:value-type="float" office:value="0.2" calcext:value-type="float">
            <text:p>0,2</text:p>
          </table:table-cell>
          <table:table-cell table:formula="of:=VLOOKUP([.D487];[$premia.$A$1:.$B$13];2;0)*[.F487]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$premia.$A$1:.$B$13];2;0)" office:value-type="float" office:value="0.12" calcext:value-type="float">
            <text:p>0,12</text:p>
          </table:table-cell>
          <table:table-cell table:formula="of:=VLOOKUP([.D488];[$premia.$A$1:.$B$13];2;0)*[.F488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$premia.$A$1:.$B$13];2;0)" office:value-type="float" office:value="0.12" calcext:value-type="float">
            <text:p>0,12</text:p>
          </table:table-cell>
          <table:table-cell table:formula="of:=VLOOKUP([.D489];[$premia.$A$1:.$B$13];2;0)*[.F489]" office:value-type="float" office:value="237.6" calcext:value-type="float">
            <text:p>237,6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$premia.$A$1:.$B$13];2;0)" office:value-type="float" office:value="0.12" calcext:value-type="float">
            <text:p>0,12</text:p>
          </table:table-cell>
          <table:table-cell table:formula="of:=VLOOKUP([.D490];[$premia.$A$1:.$B$13];2;0)*[.F490]" office:value-type="float" office:value="200.4" calcext:value-type="float">
            <text:p>200,4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$premia.$A$1:.$B$13];2;0)" office:value-type="float" office:value="0.12" calcext:value-type="float">
            <text:p>0,12</text:p>
          </table:table-cell>
          <table:table-cell table:formula="of:=VLOOKUP([.D491];[$premia.$A$1:.$B$13];2;0)*[.F491]" office:value-type="float" office:value="212.4" calcext:value-type="float">
            <text:p>212,4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$premia.$A$1:.$B$13];2;0)" office:value-type="float" office:value="0.12" calcext:value-type="float">
            <text:p>0,12</text:p>
          </table:table-cell>
          <table:table-cell table:formula="of:=VLOOKUP([.D492];[$premia.$A$1:.$B$13];2;0)*[.F492]" office:value-type="float" office:value="181.2" calcext:value-type="float">
            <text:p>181,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$premia.$A$1:.$B$13];2;0)" office:value-type="float" office:value="0.12" calcext:value-type="float">
            <text:p>0,12</text:p>
          </table:table-cell>
          <table:table-cell table:formula="of:=VLOOKUP([.D493];[$premia.$A$1:.$B$13];2;0)*[.F493]" office:value-type="float" office:value="194.4" calcext:value-type="float">
            <text:p>194,4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$premia.$A$1:.$B$13];2;0)" office:value-type="float" office:value="0.12" calcext:value-type="float">
            <text:p>0,12</text:p>
          </table:table-cell>
          <table:table-cell table:formula="of:=VLOOKUP([.D494];[$premia.$A$1:.$B$13];2;0)*[.F494]" office:value-type="float" office:value="196.8" calcext:value-type="float">
            <text:p>196,8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$premia.$A$1:.$B$13];2;0)" office:value-type="float" office:value="0.08" calcext:value-type="float">
            <text:p>0,08</text:p>
          </table:table-cell>
          <table:table-cell table:formula="of:=VLOOKUP([.D495];[$premia.$A$1:.$B$13];2;0)*[.F495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$premia.$A$1:.$B$13];2;0)" office:value-type="float" office:value="0.2" calcext:value-type="float">
            <text:p>0,2</text:p>
          </table:table-cell>
          <table:table-cell table:formula="of:=VLOOKUP([.D496];[$premia.$A$1:.$B$13];2;0)*[.F496]" office:value-type="float" office:value="388" calcext:value-type="float">
            <text:p>388</text:p>
          </table:table-cell>
        </table:table-row>
        <table:table-row table:style-name="ro1">
          <table:table-cell table:style-name="ce3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$premia.$A$1:.$B$13];2;0)" office:value-type="float" office:value="0.18" calcext:value-type="float">
            <text:p>0,18</text:p>
          </table:table-cell>
          <table:table-cell table:formula="of:=VLOOKUP([.D497];[$premia.$A$1:.$B$13];2;0)*[.F497]" office:value-type="float" office:value="307.8" calcext:value-type="float">
            <text:p>307,8</text:p>
          </table:table-cell>
        </table:table-row>
        <table:table-row table:style-name="ro1">
          <table:table-cell table:style-name="ce3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$premia.$A$1:.$B$13];2;0)" office:value-type="float" office:value="0.18" calcext:value-type="float">
            <text:p>0,18</text:p>
          </table:table-cell>
          <table:table-cell table:formula="of:=VLOOKUP([.D498];[$premia.$A$1:.$B$13];2;0)*[.F498]" office:value-type="float" office:value="270" calcext:value-type="float">
            <text:p>270</text:p>
          </table:table-cell>
        </table:table-row>
        <table:table-row table:style-name="ro1">
          <table:table-cell table:style-name="ce3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$premia.$A$1:.$B$13];2;0)" office:value-type="float" office:value="0.18" calcext:value-type="float">
            <text:p>0,18</text:p>
          </table:table-cell>
          <table:table-cell table:formula="of:=VLOOKUP([.D499];[$premia.$A$1:.$B$13];2;0)*[.F499]" office:value-type="float" office:value="347.4" calcext:value-type="float">
            <text:p>347,4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$premia.$A$1:.$B$13];2;0)" office:value-type="float" office:value="0.2" calcext:value-type="float">
            <text:p>0,2</text:p>
          </table:table-cell>
          <table:table-cell table:formula="of:=VLOOKUP([.D500];[$premia.$A$1:.$B$13];2;0)*[.F500]" office:value-type="float" office:value="430" calcext:value-type="float">
            <text:p>430</text:p>
          </table:table-cell>
        </table:table-row>
      </table:table>
      <table:table table:name="prem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table table:name="nr działu" table:style-name="ta1">
        <table:table-column table:style-name="co1" table:number-columns-repeated="17" table:default-cell-style-name="Default"/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table:number-columns-repeated="14"/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table:number-columns-repeated="14"/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table:number-columns-repeated="14"/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table:number-columns-repeated="14"/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table:number-columns-repeated="14"/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table:number-columns-repeated="14"/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table:number-columns-repeated="14"/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table:number-columns-repeated="14"/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table:number-columns-repeated="14"/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table:number-columns-repeated="14"/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table:number-columns-repeated="14"/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table:number-columns-repeated="14"/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table:number-columns-repeated="14"/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table:number-columns-repeated="14"/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table:number-columns-repeated="14"/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table:number-columns-repeated="14"/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table:number-columns-repeated="14"/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table:number-columns-repeated="14"/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table:number-columns-repeated="14"/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table:number-columns-repeated="14"/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table:number-columns-repeated="14"/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table:number-columns-repeated="14"/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table:number-columns-repeated="14"/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2">00.00.0000</text:date>, <text:time style:data-style-name="N2" text:time-value="07:14:16.01132668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25:35.697995146</meta:creation-date>
    <dc:date>2017-09-22T07:48:41.521983853</dc:date>
    <meta:editing-duration>PT16M39S</meta:editing-duration>
    <meta:editing-cycles>5</meta:editing-cycles>
    <meta:generator>LibreOffice/5.4.1.2.0$Linux_X86_64 LibreOffice_project/40m0$Build-2</meta:generator>
    <meta:document-statistic meta:table-count="3" meta:cell-count="4601" meta:object-count="0"/>
  </office:meta>
</office:document-meta>
</file>